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00"/>
    </style:style>
    <style:style style:name="P25" style:family="paragraph" style:parent-style-name="Preformatted_20_Text">
      <style:text-properties fo:color="#000000" fo:background-color="#dbdbdb"/>
    </style:style>
    <style:style style:name="P26" style:family="paragraph" style:parent-style-name="Preformatted_20_Text">
      <style:text-properties fo:color="#000000" fo:font-weight="normal" style:font-weight-asian="normal" style:font-weight-complex="normal"/>
    </style:style>
    <style:style style:name="P27" style:family="paragraph" style:parent-style-name="Preformatted_20_Text">
      <style:text-properties fo:color="#000000" fo:font-weight="normal" fo:background-color="#dbdbdb" style:font-weight-asian="normal" style:font-weight-complex="normal"/>
    </style:style>
    <style:style style:name="P28" style:family="paragraph" style:parent-style-name="Preformatted_20_Text">
      <style:text-properties fo:color="#ff0000"/>
    </style:style>
    <style:style style:name="P29" style:family="paragraph" style:parent-style-name="Preformatted_20_Text">
      <style:text-properties fo:color="#00ae00"/>
    </style:style>
    <style:style style:name="P30" style:family="paragraph" style:parent-style-name="Preformatted_20_Text">
      <style:text-properties fo:background-color="#ccccff"/>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font-weight="bold" style:font-weight-asian="bold" style:font-weight-complex="bold"/>
    </style:style>
    <style:style style:name="P33" style:family="paragraph" style:parent-style-name="Preformatted_20_Text">
      <style:paragraph-properties fo:text-align="start" style:justify-single-word="false"/>
      <style:text-properties fo:font-size="12pt" style:font-size-asian="12pt" style:font-size-complex="12pt"/>
    </style:style>
    <style:style style:name="P34" style:family="paragraph" style:parent-style-name="Preformatted_20_Text">
      <style:text-properties fo:color="#990066" fo:background-color="#dbdbdb"/>
    </style:style>
    <style:style style:name="P35" style:family="paragraph" style:parent-style-name="Preformatted_20_Text">
      <style:text-properties fo:color="#008000"/>
    </style:style>
    <style:style style:name="P36" style:family="paragraph" style:parent-style-name="Preformatted_20_Text">
      <style:text-properties fo:color="#0000cc" fo:background-color="#e7e7ff"/>
    </style:style>
    <style:style style:name="P37" style:family="paragraph" style:parent-style-name="Preformatted_20_Text">
      <style:text-properties fo:color="#0000cc" fo:font-weight="normal" fo:background-color="#e7e7ff" style:font-weight-asian="normal" style:font-weight-complex="normal"/>
    </style:style>
    <style:style style:name="P38" style:family="paragraph" style:parent-style-name="Preformatted_20_Text">
      <style:text-properties fo:color="#cc0000"/>
    </style:style>
    <style:style style:name="P39" style:family="paragraph" style:parent-style-name="Preformatted_20_Text">
      <style:text-properties fo:color="#cc0000" fo:background-color="transparent"/>
    </style:style>
    <style:style style:name="P40" style:family="paragraph" style:parent-style-name="Preformatted_20_Text">
      <style:paragraph-properties fo:margin-top="0in" fo:margin-bottom="0.1965in"/>
    </style:style>
    <style:style style:name="P41" style:family="paragraph" style:parent-style-name="Preformatted_20_Text">
      <style:paragraph-properties fo:margin-top="0in" fo:margin-bottom="0.1965in"/>
      <style:text-properties fo:color="#000000"/>
    </style:style>
    <style:style style:name="P42" style:family="paragraph" style:parent-style-name="Preformatted_20_Text">
      <style:paragraph-properties fo:margin-top="0in" fo:margin-bottom="0.1965in"/>
      <style:text-properties fo:color="#000000" fo:background-color="transparent"/>
    </style:style>
    <style:style style:name="P43" style:family="paragraph" style:parent-style-name="Preformatted_20_Text">
      <style:paragraph-properties fo:margin-top="0in" fo:margin-bottom="0.1965in"/>
      <style:text-properties fo:color="#000000" fo:font-weight="normal" fo:background-color="transparent" style:font-weight-asian="normal" style:font-weight-complex="normal"/>
    </style:style>
    <style:style style:name="P44"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5" style:family="paragraph" style:parent-style-name="Preformatted_20_Text">
      <style:paragraph-properties fo:margin-top="0in" fo:margin-bottom="0.1965in"/>
      <style:text-properties fo:color="#0000ff"/>
    </style:style>
    <style:style style:name="P46" style:family="paragraph" style:parent-style-name="Preformatted_20_Text">
      <style:paragraph-properties fo:margin-top="0in" fo:margin-bottom="0.1965in"/>
      <style:text-properties fo:color="#0000ff" fo:font-weight="normal" style:font-weight-asian="normal" style:font-weight-complex="normal"/>
    </style:style>
    <style:style style:name="P47" style:family="paragraph" style:parent-style-name="Preformatted_20_Text">
      <style:paragraph-properties fo:margin-top="0in" fo:margin-bottom="0.1965in"/>
      <style:text-properties fo:color="#0000ff" fo:background-color="transparent"/>
    </style:style>
    <style:style style:name="P48" style:family="paragraph" style:parent-style-name="Preformatted_20_Text">
      <style:paragraph-properties fo:margin-top="0in" fo:margin-bottom="0.1965in"/>
      <style:text-properties fo:color="#0000ff" fo:background-color="#e7e7ff"/>
    </style:style>
    <style:style style:name="P49" style:family="paragraph" style:parent-style-name="Text_20_body">
      <style:paragraph-properties fo:margin-top="0in" fo:margin-bottom="0.1965in"/>
    </style:style>
    <style:style style:name="P50" style:family="paragraph" style:parent-style-name="Text_20_body">
      <style:paragraph-properties fo:margin-top="0in" fo:margin-bottom="0.1965in"/>
      <style:text-properties fo:color="#000000"/>
    </style:style>
    <style:style style:name="P51" style:family="paragraph" style:parent-style-name="Text_20_body">
      <style:paragraph-properties fo:margin-top="0in" fo:margin-bottom="0.1965in"/>
      <style:text-properties fo:color="#000000" fo:font-weight="normal" fo:background-color="transparent" style:font-weight-asian="normal" style:font-weight-complex="normal"/>
    </style:style>
    <style:style style:name="P52" style:family="paragraph" style:parent-style-name="Table_20_Contents">
      <style:text-properties fo:font-size="11pt" style:font-size-asian="11pt" style:font-size-complex="11pt"/>
    </style:style>
    <style:style style:name="P53" style:family="paragraph" style:parent-style-name="Table_20_Contents">
      <style:paragraph-properties fo:text-align="start" style:justify-single-word="false"/>
      <style:text-properties fo:font-size="11pt" style:font-size-asian="11pt" style:font-size-complex="11pt"/>
    </style:style>
    <style:style style:name="P54" style:family="paragraph" style:parent-style-name="Preformatted_20_Text">
      <style:paragraph-properties fo:margin-left="-0.0083in" fo:margin-right="0in" fo:text-indent="0in" style:auto-text-indent="false"/>
      <style:text-properties fo:background-color="#ccccff"/>
    </style:style>
    <style:style style:name="P55" style:family="paragraph" style:parent-style-name="Text_20_body">
      <style:paragraph-properties fo:text-align="center" style:justify-single-word="false"/>
    </style:style>
    <style:style style:name="P56" style:family="paragraph" style:parent-style-name="Text_20_body">
      <style:text-properties fo:font-weight="normal" style:font-weight-asian="normal" style:font-weight-complex="normal"/>
    </style:style>
    <style:style style:name="P57" style:family="paragraph" style:parent-style-name="Text_20_body">
      <style:text-properties fo:color="#000000"/>
    </style:style>
    <style:style style:name="P58" style:family="paragraph" style:parent-style-name="Text_20_body">
      <style:text-properties fo:color="#000000" fo:background-color="transparent"/>
    </style:style>
    <style:style style:name="P59" style:family="paragraph" style:parent-style-name="Text_20_body">
      <style:text-properties fo:color="#000000" fo:font-weight="normal" fo:background-color="transparent" style:font-weight-asian="normal" style:font-weight-complex="normal"/>
    </style:style>
    <style:style style:name="P60" style:family="paragraph" style:parent-style-name="Text_20_body">
      <style:text-properties fo:color="#ff0000" fo:font-weight="bold" style:font-weight-asian="bold" style:font-weight-complex="bold"/>
    </style:style>
    <style:style style:name="P61" style:family="paragraph" style:parent-style-name="Text_20_body">
      <style:text-properties fo:color="#0000ff" fo:font-weight="bold" style:font-weight-asian="bold" style:font-weight-complex="bold"/>
    </style:style>
    <style:style style:name="P62" style:family="paragraph" style:parent-style-name="Text_20_body">
      <style:paragraph-properties fo:margin-left="0.3083in" fo:margin-right="0in" fo:text-indent="0in" style:auto-text-indent="false"/>
    </style:style>
    <style:style style:name="P63" style:family="paragraph" style:parent-style-name="Text_20_body">
      <style:paragraph-properties fo:margin-left="0.3in" fo:margin-right="0in" fo:text-indent="0in" style:auto-text-indent="false"/>
    </style:style>
    <style:style style:name="P64" style:family="paragraph" style:parent-style-name="Text_20_body">
      <style:paragraph-properties fo:margin-left="0.3in" fo:margin-right="0in" fo:text-indent="0in" style:auto-text-indent="false"/>
      <style:text-properties fo:font-weight="bold" style:font-weight-asian="bold" style:font-weight-complex="bold"/>
    </style:style>
    <style:style style:name="P65" style:family="paragraph" style:parent-style-name="Text_20_body">
      <style:paragraph-properties fo:margin-left="0.3in" fo:margin-right="0in" fo:text-indent="0in" style:auto-text-indent="false"/>
      <style:text-properties fo:color="#0000ff"/>
    </style:style>
    <style:style style:name="P66"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67" style:family="paragraph" style:parent-style-name="Text_20_body">
      <style:paragraph-properties fo:margin-left="0.2835in" fo:margin-right="0in" fo:text-indent="0in" style:auto-text-indent="false"/>
      <style:text-properties fo:color="#0000ff"/>
    </style:style>
    <style:style style:name="P68" style:family="paragraph" style:parent-style-name="Text_20_body">
      <style:paragraph-properties fo:margin-left="0.7917in" fo:margin-right="0in" fo:text-indent="-0.4917in" style:auto-text-indent="false">
        <style:tab-stops/>
      </style:paragraph-properties>
    </style:style>
    <style:style style:name="P69" style:family="paragraph" style:parent-style-name="Text_20_body">
      <style:paragraph-properties fo:margin-left="0.8083in" fo:margin-right="0in" fo:text-indent="-0.5in" style:auto-text-indent="false">
        <style:tab-stops/>
      </style:paragraph-properties>
    </style:style>
    <style:style style:name="P70" style:family="paragraph" style:parent-style-name="Text_20_body">
      <style:paragraph-properties fo:margin-left="0.7665in" fo:margin-right="0in" fo:text-indent="-0.4583in" style:auto-text-indent="false">
        <style:tab-stops/>
      </style:paragraph-properties>
    </style:style>
    <style:style style:name="P71" style:family="paragraph" style:parent-style-name="Text_20_body">
      <style:paragraph-properties fo:margin-left="0.0102in" fo:margin-right="0in" fo:text-indent="0in" style:auto-text-indent="false">
        <style:tab-stops/>
      </style:paragraph-properties>
    </style:style>
    <style:style style:name="P72" style:family="paragraph" style:parent-style-name="Text_20_body">
      <style:paragraph-properties fo:margin-left="0.2661in" fo:margin-right="0in" fo:text-indent="0in" style:auto-text-indent="false"/>
    </style:style>
    <style:style style:name="P73" style:family="paragraph" style:parent-style-name="Preformatted_20_Text">
      <style:paragraph-properties fo:margin-left="0.7547in" fo:margin-right="0in" fo:text-indent="0in" style:auto-text-indent="false"/>
      <style:text-properties fo:color="#0000ff"/>
    </style:style>
    <style:style style:name="P74" style:family="paragraph" style:parent-style-name="Text_20_body">
      <style:paragraph-properties fo:margin-left="0.6083in" fo:margin-right="0in" fo:text-indent="-0.3752in" style:auto-text-indent="false">
        <style:tab-stops/>
      </style:paragraph-properties>
    </style:style>
    <style:style style:name="P75" style:family="paragraph" style:parent-style-name="Text_20_body">
      <style:paragraph-properties fo:margin-left="0.298in" fo:margin-right="0in" fo:text-indent="0in" style:auto-text-indent="false"/>
      <style:text-properties fo:color="#000000"/>
    </style:style>
    <style:style style:name="P76" style:family="paragraph" style:parent-style-name="Text_20_body">
      <style:paragraph-properties fo:margin-left="-0.0102in" fo:margin-right="0in" fo:text-indent="0in" style:auto-text-indent="false"/>
    </style:style>
    <style:style style:name="P77"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78" style:family="paragraph" style:parent-style-name="Contents_20_1">
      <style:paragraph-properties>
        <style:tab-stops>
          <style:tab-stop style:position="6.9252in" style:type="right" style:leader-style="dotted" style:leader-text="."/>
        </style:tab-stops>
      </style:paragraph-properties>
    </style:style>
    <style:style style:name="P79" style:family="paragraph" style:parent-style-name="Contents_20_2">
      <style:paragraph-properties>
        <style:tab-stops>
          <style:tab-stop style:position="6.7283in" style:type="right" style:leader-style="dotted" style:leader-text="."/>
        </style:tab-stops>
      </style:paragraph-properties>
    </style:style>
    <style:style style:name="P80" style:family="paragraph" style:parent-style-name="Contents_20_3">
      <style:paragraph-properties>
        <style:tab-stops>
          <style:tab-stop style:position="6.5319in" style:type="right" style:leader-style="dotted" style:leader-text="."/>
        </style:tab-stops>
      </style:paragraph-properties>
    </style:style>
    <style:style style:name="P81" style:family="paragraph" style:parent-style-name="Contents_20_4">
      <style:paragraph-properties>
        <style:tab-stops>
          <style:tab-stop style:position="6.3354in" style:type="right" style:leader-style="dotted" style:leader-text="."/>
        </style:tab-stops>
      </style:paragraph-properties>
    </style:style>
    <style:style style:name="P82" style:family="paragraph" style:parent-style-name="Text_20_body" style:list-style-name="List_20_1"/>
    <style:style style:name="P83" style:family="paragraph" style:parent-style-name="Heading_20_3">
      <style:text-properties fo:color="#000000"/>
    </style:style>
    <style:style style:name="P84" style:family="paragraph" style:parent-style-name="Heading_20_1">
      <style:paragraph-properties fo:break-before="page"/>
    </style:style>
    <style:style style:name="P85" style:family="paragraph" style:parent-style-name="Heading_20_1">
      <style:paragraph-properties fo:margin-left="0in" fo:margin-right="0in" fo:text-indent="0in" style:auto-text-indent="false"/>
    </style:style>
    <style:style style:name="P86" style:family="paragraph" style:parent-style-name="Heading_20_2">
      <style:text-properties fo:font-weight="bold" style:font-weight-asian="bold" style:font-weight-complex="bold"/>
    </style:style>
    <style:style style:name="P87" style:family="paragraph" style:parent-style-name="Heading_20_2">
      <style:text-properties fo:font-style="normal" fo:font-weight="bold" style:font-style-asian="normal" style:font-weight-asian="bold" style:font-style-complex="normal" style:font-weight-complex="bold"/>
    </style:style>
    <style:style style:name="P88" style:family="paragraph" style:parent-style-name="Heading_20_4">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0000" fo:font-weight="normal" fo:background-color="transparent" style:font-weight-asian="normal" style:font-weight-complex="normal"/>
    </style:style>
    <style:style style:name="T14" style:family="text">
      <style:text-properties fo:color="#009966" fo:font-weight="bold"/>
    </style:style>
    <style:style style:name="T15" style:family="text">
      <style:text-properties fo:color="#009966" fo:font-weight="bold" fo:background-color="transparent"/>
    </style:style>
    <style:style style:name="T16" style:family="text">
      <style:text-properties fo:color="#ff00cc"/>
    </style:style>
    <style:style style:name="T17" style:family="text">
      <style:text-properties fo:color="#ff00cc" fo:background-color="transparent"/>
    </style:style>
    <style:style style:name="T18" style:family="text">
      <style:text-properties fo:color="#ff00cc" fo:font-weight="bold"/>
    </style:style>
    <style:style style:name="T19" style:family="text">
      <style:text-properties fo:color="#0000ff"/>
    </style:style>
    <style:style style:name="T20" style:family="text">
      <style:text-properties fo:color="#0000ff" fo:font-weight="normal" style:font-weight-asian="normal" style:font-weight-complex="normal"/>
    </style:style>
    <style:style style:name="T21" style:family="text">
      <style:text-properties fo:color="#0000ff" fo:font-weight="bold" style:font-weight-asian="bold" style:font-weight-complex="bold"/>
    </style:style>
    <style:style style:name="T22" style:family="text">
      <style:text-properties fo:color="#0000ff" fo:background-color="#ffffff"/>
    </style:style>
    <style:style style:name="T23" style:family="text">
      <style:text-properties fo:color="#cc0000"/>
    </style:style>
    <style:style style:name="T24" style:family="text">
      <style:text-properties fo:color="#9966ff"/>
    </style:style>
    <style:style style:name="T25" style:family="text">
      <style:text-properties fo:color="#008000" fo:font-weight="bold" style:font-weight-asian="bold" style:font-weight-complex="bold"/>
    </style:style>
    <style:style style:name="T26" style:family="text">
      <style:text-properties fo:color="#02b902"/>
    </style:style>
    <style:style style:name="T27" style:family="text">
      <style:text-properties fo:background-color="#ffffff"/>
    </style:style>
    <style:style style:name="T28" style:family="text">
      <style:text-properties style:font-name="Bitstream Vera Serif1"/>
    </style:style>
    <style:style style:name="T29" style:family="text">
      <style:text-properties style:font-name="Bitstream Vera Serif1" fo:font-size="12pt" style:font-name-asian="Bitstream Vera Serif" style:font-size-asian="12pt" style:font-name-complex="Bitstream Vera Serif" style:font-size-complex="12pt"/>
    </style:style>
    <style:style style:name="T30" style:family="text">
      <style:text-properties fo:color="#006699" fo:font-weight="bold"/>
    </style:style>
    <style:style style:name="T31" style:family="text">
      <style:text-properties fo:font-style="italic" style:font-style-asian="italic" style:font-style-complex="italic"/>
    </style:style>
    <style:style style:name="T32" style:family="text">
      <style:text-properties fo:color="#cc0033" fo:font-weight="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8"><text:bookmark-start text:name="DDE_LINK22"/>1 Preface<text:tab/>9</text:p>
          <text:p text:style-name="P79">1.1 Dedication<text:tab/>9</text:p>
          <text:p text:style-name="P79">1.2 Acknowledgments<text:tab/>9</text:p>
          <text:p text:style-name="P79">1.3 Support Email List<text:tab/>9</text:p>
          <text:p text:style-name="P79">1.4 Recommended Weekly Sequence When Teaching A Class With This Book<text:tab/>9</text:p>
          <text:p text:style-name="P78">2 Introduction<text:tab/>10</text:p>
          <text:p text:style-name="P79">2.1 What Is A Mathematics Computing Environment?<text:tab/>10</text:p>
          <text:p text:style-name="P79">2.2 What Is MathRider?<text:tab/>11</text:p>
          <text:p text:style-name="P79">2.3 What Inspired The Creation Of Mathrider?<text:tab/>12</text:p>
          <text:p text:style-name="P78">3 Downloading And Installing MathRider<text:tab/>14</text:p>
          <text:p text:style-name="P79">3.1 Installing Sun's Java Implementation<text:tab/>14</text:p>
          <text:p text:style-name="P80">3.1.1 Installing Java On A Windows PC<text:tab/>14</text:p>
          <text:p text:style-name="P80">3.1.2 Installing Java On A Macintosh<text:tab/>14</text:p>
          <text:p text:style-name="P80">3.1.3 Installing Java On A Linux PC<text:tab/>14</text:p>
          <text:p text:style-name="P79">3.2 Downloading And Extracting<text:tab/>14</text:p>
          <text:p text:style-name="P80">3.2.1 Extracting The Archive File For Windows Users<text:tab/>15</text:p>
          <text:p text:style-name="P80">3.2.2 Extracting The Archive File For Unix Users<text:tab/>15</text:p>
          <text:p text:style-name="P79">3.3 MathRider's Directory Structure &amp; Execution Instructions<text:tab/>16</text:p>
          <text:p text:style-name="P80">3.3.1 Executing MathRider On Windows Systems<text:tab/>16</text:p>
          <text:p text:style-name="P80">3.3.2 Executing MathRider On Unix Systems<text:tab/>17</text:p>
          <text:p text:style-name="P81">3.3.2.1 MacOS X<text:tab/>17</text:p>
          <text:p text:style-name="P78">4 The Graphical User Interface<text:tab/>18</text:p>
          <text:p text:style-name="P79">4.1 Buffers And Text Areas<text:tab/>18</text:p>
          <text:p text:style-name="P79">4.2 The Gutter<text:tab/>18</text:p>
          <text:p text:style-name="P79">4.3 Menus<text:tab/>18</text:p>
          <text:p text:style-name="P80">4.3.1 File<text:tab/>19</text:p>
          <text:p text:style-name="P80">4.3.2 Edit<text:tab/>19</text:p>
          <text:p text:style-name="P80">4.3.3 Search<text:tab/>19</text:p>
          <text:p text:style-name="P80">4.3.4 Markers, Folding, and View<text:tab/>20</text:p>
          <text:p text:style-name="P80">4.3.5 Utilities<text:tab/>20</text:p>
          <text:p text:style-name="P80">4.3.6 Macros<text:tab/>20</text:p>
          <text:p text:style-name="P80">4.3.7 Plugins<text:tab/>20</text:p>
          <text:p text:style-name="P80">4.3.8 Help<text:tab/>20</text:p>
          <text:p text:style-name="P79">4.4 The Toolbar<text:tab/>20</text:p>
          <text:p text:style-name="P80">4.4.1 Undo And Redo<text:tab/>21</text:p>
          <text:p text:style-name="P78">5 MathPiper: A Computer Algebra System For Beginners<text:tab/>22</text:p>
          <text:p text:style-name="P79">5.1 Numeric Vs. Symbolic Computations<text:tab/>22</text:p>
          <text:p text:style-name="P79"><text:soft-page-break/>5.2 Using The MathPiper Console As A Numeric (Scientific) Calculator<text:tab/>23</text:p>
          <text:p text:style-name="P80">5.2.1 Functions<text:tab/>24</text:p>
          <text:p text:style-name="P81">5.2.1.1 The Sqrt() Square Root Function<text:tab/>24</text:p>
          <text:p text:style-name="P81">5.2.1.2 The IsEven() Function<text:tab/>25</text:p>
          <text:p text:style-name="P80">5.2.2 Accessing Previous Input And Results<text:tab/>26</text:p>
          <text:p text:style-name="P79">5.3 Saving And Restoring A Console Session<text:tab/>26</text:p>
          <text:p text:style-name="P80">5.3.1 Syntax Errors<text:tab/>26</text:p>
          <text:p text:style-name="P79">5.4 Using The MathPiper Console As A Symbolic Calculator<text:tab/>27</text:p>
          <text:p text:style-name="P80">5.4.1 Variables<text:tab/>27</text:p>
          <text:p text:style-name="P81">5.4.1.1 Calculating With Unbound Variables<text:tab/>28</text:p>
          <text:p text:style-name="P81">5.4.1.2 Variable And Function Names Are Case Sensitive<text:tab/>30</text:p>
          <text:p text:style-name="P81">5.4.1.3 Using More Than One Variable<text:tab/>30</text:p>
          <text:p text:style-name="P79">5.5 Exercises<text:tab/>31</text:p>
          <text:p text:style-name="P80">5.5.1 Exercise 1<text:tab/>31</text:p>
          <text:p text:style-name="P80">5.5.2 Exercise 2<text:tab/>31</text:p>
          <text:p text:style-name="P80">5.5.3 Exercise 3<text:tab/>31</text:p>
          <text:p text:style-name="P80">5.5.4 Exercise 4<text:tab/>32</text:p>
          <text:p text:style-name="P80">5.5.5 Exercise 5<text:tab/>32</text:p>
          <text:p text:style-name="P78">6 The MathPiper Documentation Plugin<text:tab/>33</text:p>
          <text:p text:style-name="P79">6.1 Function List<text:tab/>33</text:p>
          <text:p text:style-name="P79">6.2 Mini Web Browser Interface<text:tab/>33</text:p>
          <text:p text:style-name="P79">6.3 Exercises<text:tab/>34</text:p>
          <text:p text:style-name="P80">6.3.1 Exercise 1<text:tab/>34</text:p>
          <text:p text:style-name="P80">6.3.2 Exercise 2<text:tab/>34</text:p>
          <text:p text:style-name="P78">7 Using MathRider As A Programmer's Text Editor<text:tab/>35</text:p>
          <text:p text:style-name="P79">7.1 Creating, Opening, Saving, And Closing Text Files<text:tab/>35</text:p>
          <text:p text:style-name="P79">7.2 Editing Files<text:tab/>35</text:p>
          <text:p text:style-name="P79">7.3 File Modes<text:tab/>35</text:p>
          <text:p text:style-name="P79">7.4 Learning How To Type Properly Is An Excellent Investment Of Your Time<text:tab/>36</text:p>
          <text:p text:style-name="P79">7.5 Exercises<text:tab/>36</text:p>
          <text:p text:style-name="P80">7.5.1 Exercise 1<text:tab/>36</text:p>
          <text:p text:style-name="P78">8 MathRider Worksheet Files<text:tab/>37</text:p>
          <text:p text:style-name="P79">8.1 Code Folds<text:tab/>37</text:p>
          <text:p text:style-name="P80">8.1.1 The title Attribute<text:tab/>38</text:p>
          <text:p text:style-name="P79">8.2 Automatically Inserting Folds &amp; Removing Unpreserved Folds<text:tab/>38</text:p>
          <text:p text:style-name="P79">8.3 Placing Text Outside Of A Fold<text:tab/>39</text:p>
          <text:p text:style-name="P79">8.4 Exercises<text:tab/>39</text:p>
          <text:p text:style-name="P80">8.4.1 Exercise 1<text:tab/>40</text:p>
          <text:p text:style-name="P80">8.4.2 Exercise 2<text:tab/>40</text:p>
          <text:p text:style-name="P80">8.4.3 Exercise 3<text:tab/>40</text:p>
          <text:p text:style-name="P80">8.4.4 Exercise 4<text:tab/>40</text:p>
          <text:p text:style-name="P78"><text:soft-page-break/>9 MathPiper Programming Fundamentals<text:tab/>41</text:p>
          <text:p text:style-name="P79">9.1 Values and Expressions<text:tab/>41</text:p>
          <text:p text:style-name="P79">9.2 Operators<text:tab/>41</text:p>
          <text:p text:style-name="P79">9.3 Operator Precedence<text:tab/>42</text:p>
          <text:p text:style-name="P79">9.4 Changing The Order Of Operations In An Expression<text:tab/>43</text:p>
          <text:p text:style-name="P79">9.5 Functions &amp; Function Names<text:tab/>44</text:p>
          <text:p text:style-name="P79">9.6 Functions That Produce Side Effects<text:tab/>45</text:p>
          <text:p text:style-name="P80">9.6.1 Printing Related Functions: Echo(), Write(), And Newline()<text:tab/>45</text:p>
          <text:p text:style-name="P81">9.6.1.1 Echo()<text:tab/>45</text:p>
          <text:p text:style-name="P81">9.6.1.2 Echo Functions Are Useful For "Debugging" Programs<text:tab/>47</text:p>
          <text:p text:style-name="P81">9.6.1.3 Write()<text:tab/>48</text:p>
          <text:p text:style-name="P81">9.6.1.4 NewLine()<text:tab/>48</text:p>
          <text:p text:style-name="P79">9.7 Expressions Are Separated By Semicolons<text:tab/>49</text:p>
          <text:p text:style-name="P80">9.7.1 Placing More Than One Expression On A Line In A Fold<text:tab/>49</text:p>
          <text:p text:style-name="P80">9.7.2 Placing Multiple Expressions In A Code Block<text:tab/>50</text:p>
          <text:p text:style-name="P81">9.7.2.1 Automatic Bracket, Parentheses, And Brace Match Indicating<text:tab/>51</text:p>
          <text:p text:style-name="P79">9.8 Strings<text:tab/>52</text:p>
          <text:p text:style-name="P80">9.8.1 The MathPiper Console and MathPiper Folds Can Access The Same Variables<text:tab/>53</text:p>
          <text:p text:style-name="P80">9.8.2 Using Strings To Make Echo's Output Easier To Read<text:tab/>53</text:p>
          <text:p text:style-name="P81">9.8.2.1 Combining Strings <text:s/>With The : Operator<text:tab/>53</text:p>
          <text:p text:style-name="P81">9.8.2.2 WriteString()<text:tab/>54</text:p>
          <text:p text:style-name="P81">9.8.2.3 Nl()<text:tab/>54</text:p>
          <text:p text:style-name="P81">9.8.2.4 Space()<text:tab/>54</text:p>
          <text:p text:style-name="P80">9.8.3 Accessing The Individual Letters In A String<text:tab/>55</text:p>
          <text:p text:style-name="P81">9.8.3.1 Indexing Before The Beginning Of A String Or Past The End Of A String<text:tab/>55</text:p>
          <text:p text:style-name="P79">9.9 Comments<text:tab/>56</text:p>
          <text:p text:style-name="P79">9.10 How To Tell If MathPiper Has Crashed And What To Do If It Has<text:tab/>57</text:p>
          <text:p text:style-name="P79">9.11 Exercises<text:tab/>58</text:p>
          <text:p text:style-name="P80">9.11.1 Exercise 1<text:tab/>58</text:p>
          <text:p text:style-name="P80">9.11.2 Exercise 2<text:tab/>58</text:p>
          <text:p text:style-name="P80">9.11.3 Exercise 3<text:tab/>58</text:p>
          <text:p text:style-name="P80">9.11.4 Exercise 4<text:tab/>59</text:p>
          <text:p text:style-name="P80">9.11.5 Exercise 5<text:tab/>59</text:p>
          <text:p text:style-name="P80">9.11.6 Exercise 6<text:tab/>59</text:p>
          <text:p text:style-name="P80">9.11.7 Exercise 7<text:tab/>59</text:p>
          <text:p text:style-name="P78">10 Rectangular Selection Mode And Text Area Splitting<text:tab/>61</text:p>
          <text:p text:style-name="P79">10.1 Rectangular Selection Mode<text:tab/>61</text:p>
          <text:p text:style-name="P79">10.2 Text area splitting<text:tab/>61</text:p>
          <text:p text:style-name="P79">10.3 Exercises<text:tab/>61</text:p>
          <text:p text:style-name="P80">10.3.1 Exercise 1<text:tab/>62</text:p>
          <text:p text:style-name="P78"><text:soft-page-break/>11 Working With Random Integers<text:tab/>63</text:p>
          <text:p text:style-name="P79">11.1 Obtaining Random Integers With The RandomInteger() Function<text:tab/>63</text:p>
          <text:p text:style-name="P79">11.2 Simulating The Rolling Of Dice<text:tab/>64</text:p>
          <text:p text:style-name="P79">11.3 Exercises<text:tab/>65</text:p>
          <text:p text:style-name="P80">11.3.1 Exercise 1<text:tab/>65</text:p>
          <text:p text:style-name="P78">12 Making Decisions<text:tab/>66</text:p>
          <text:p text:style-name="P79">12.1 Conditional Operators<text:tab/>66</text:p>
          <text:p text:style-name="P79">12.2 Predicate Expressions<text:tab/>69</text:p>
          <text:p text:style-name="P79">12.3 Exercises<text:tab/>69</text:p>
          <text:p text:style-name="P80">12.3.1 Exercise 1<text:tab/>69</text:p>
          <text:p text:style-name="P80">12.3.2 Exercise 2<text:tab/>70</text:p>
          <text:p text:style-name="P80">12.3.3 Exercise 3<text:tab/>70</text:p>
          <text:p text:style-name="P79">12.4 Making Decisions With The If() Function &amp; Predicate Expressions<text:tab/>70</text:p>
          <text:p text:style-name="P80">12.4.1 If() Functions Which Include An "Else" Parameter<text:tab/>72</text:p>
          <text:p text:style-name="P79">12.5 Exercises<text:tab/>72</text:p>
          <text:p text:style-name="P80">12.5.1 Exercise 1<text:tab/>73</text:p>
          <text:p text:style-name="P80">12.5.2 Exercise 2<text:tab/>73</text:p>
          <text:p text:style-name="P79">12.6 The And(), Or(), &amp; Not() Boolean Functions &amp; Infix Notation<text:tab/>73</text:p>
          <text:p text:style-name="P80">12.6.1 And()<text:tab/>73</text:p>
          <text:p text:style-name="P80">12.6.2 Or()<text:tab/>75</text:p>
          <text:p text:style-name="P80">12.6.3 Not() &amp; Prefix Notation<text:tab/>76</text:p>
          <text:p text:style-name="P79">12.7 Exercises<text:tab/>77</text:p>
          <text:p text:style-name="P80">12.7.1 Exercise 1<text:tab/>78</text:p>
          <text:p text:style-name="P80">12.7.2 Exercise 2<text:tab/>78</text:p>
          <text:p text:style-name="P80">12.7.3 Exercise 3<text:tab/>79</text:p>
          <text:p text:style-name="P78">13 The While() Looping Function &amp; Bodied Notation<text:tab/>80</text:p>
          <text:p text:style-name="P79">13.1 Printing The Integers From 1 to 10<text:tab/>80</text:p>
          <text:p text:style-name="P79">13.2 Printing The Integers From 1 to 100<text:tab/>82</text:p>
          <text:p text:style-name="P79">13.3 Printing The Odd Integers From 1 To 99<text:tab/>82</text:p>
          <text:p text:style-name="P79">13.4 Printing The Integers From 1 To 100 In Reverse Order<text:tab/>83</text:p>
          <text:p text:style-name="P79">13.5 Expressions Inside Of Code Blocks Are Indented<text:tab/>84</text:p>
          <text:p text:style-name="P79">13.6 Long-Running Loops, Infinite Loops, &amp; Interrupting Execution<text:tab/>84</text:p>
          <text:p text:style-name="P79">13.7 A Program That Simulates Rolling Two Dice 50 Times<text:tab/>85</text:p>
          <text:p text:style-name="P79">13.8 Exercises<text:tab/>87</text:p>
          <text:p text:style-name="P80">13.8.1 Exercise 1<text:tab/>88</text:p>
          <text:p text:style-name="P80">13.8.2 Exercise 2<text:tab/>88</text:p>
          <text:p text:style-name="P80">13.8.3 Exercise 3<text:tab/>88</text:p>
          <text:p text:style-name="P80">13.8.4 Exercise 4<text:tab/>88</text:p>
          <text:p text:style-name="P78">14 Predicate Functions<text:tab/>89</text:p>
          <text:p text:style-name="P79">14.1 Finding Prime Numbers With A Loop<text:tab/>90</text:p>
          <text:p text:style-name="P79">14.2 Finding The Length Of A String With The Length() Function<text:tab/>92</text:p>
          <text:p text:style-name="P79"><text:soft-page-break/>14.3 <text:s/>Converting Numbers To Strings With The String() Function<text:tab/>93</text:p>
          <text:p text:style-name="P79">14.4 Finding Prime Numbers Which End With 7 (And Multi-line Function Calls)<text:tab/>93</text:p>
          <text:p text:style-name="P79">14.5 Exercises<text:tab/>95</text:p>
          <text:p text:style-name="P80">14.5.1 Exercise 1<text:tab/>95</text:p>
          <text:p text:style-name="P80">14.5.2 Exercise 2<text:tab/>95</text:p>
          <text:p text:style-name="P80">14.5.3 Exercise 3<text:tab/>95</text:p>
          <text:p text:style-name="P78">15 Lists: Values That Hold Sequences Of Expressions<text:tab/>96</text:p>
          <text:p text:style-name="P79">15.1 Append() &amp; Nondestructive List Operations<text:tab/>97</text:p>
          <text:p text:style-name="P79">15.2 Using While Loops With Lists <text:tab/>98</text:p>
          <text:p text:style-name="P80">15.2.1 Using A While Loop And Append() To Place Values In A List<text:tab/>100</text:p>
          <text:p text:style-name="P79">15.3 Exercises<text:tab/>101</text:p>
          <text:p text:style-name="P80">15.3.1 Exercise 1<text:tab/>101</text:p>
          <text:p text:style-name="P80">15.3.2 Exercise 2<text:tab/>101</text:p>
          <text:p text:style-name="P80">15.3.3 Exercise 3<text:tab/>101</text:p>
          <text:p text:style-name="P80">15.3.4 Exercise 4<text:tab/>102</text:p>
          <text:p text:style-name="P79">15.4 The ForEach() Looping Function<text:tab/>102</text:p>
          <text:p text:style-name="P79">15.5 Print All The Values In A List Using A ForEach() function<text:tab/>102</text:p>
          <text:p text:style-name="P79">15.6 Calculate The Sum Of The Numbers In A List Using ForEach()<text:tab/>103</text:p>
          <text:p text:style-name="P79">15.7 The .. Range Operator<text:tab/>104</text:p>
          <text:p text:style-name="P79">15.8 Using ForEach() With The Range Operator To Print The Prime Numbers Between 1 And 100<text:tab/>105</text:p>
          <text:p text:style-name="P80">15.8.1 Using ForEach() And The Range Operator To Place The Prime Numbers Between 1 And 50 Into A List<text:tab/>105</text:p>
          <text:p text:style-name="P80">15.8.2 Exercises<text:tab/>106</text:p>
          <text:p text:style-name="P80">15.8.3 Exercise 1<text:tab/>107</text:p>
          <text:p text:style-name="P80">15.8.4 Exercise 2<text:tab/>107</text:p>
          <text:p text:style-name="P80">15.8.5 Exercise 3<text:tab/>107</text:p>
          <text:p text:style-name="P80">15.8.6 Exercise 4<text:tab/>107</text:p>
          <text:p text:style-name="P80">15.8.7 Exercise 5<text:tab/>107</text:p>
          <text:p text:style-name="P78">16 Functions &amp; Operators Which Loop Internally<text:tab/>109</text:p>
          <text:p text:style-name="P79">16.1 Functions &amp; Operators Which Loop Internally To Process Lists<text:tab/>109</text:p>
          <text:p text:style-name="P80">16.1.1 TableForm()<text:tab/>109</text:p>
          <text:p text:style-name="P80">16.1.2 Contains()<text:tab/>109</text:p>
          <text:p text:style-name="P80">16.1.3 Find()<text:tab/>110</text:p>
          <text:p text:style-name="P80">16.1.4 Count()<text:tab/>110</text:p>
          <text:p text:style-name="P80">16.1.5 Select()<text:tab/>111</text:p>
          <text:p text:style-name="P80">16.1.6 The Nth() Function &amp; The [] Operator<text:tab/>111</text:p>
          <text:p text:style-name="P80">16.1.7 The : Prepend Operator<text:tab/>112</text:p>
          <text:p text:style-name="P80">16.1.8 Concat()<text:tab/>112</text:p>
          <text:p text:style-name="P80">16.1.9 Insert(), Delete(), &amp; Replace()<text:tab/>112</text:p>
          <text:p text:style-name="P80">16.1.10 Take() <text:tab/>113</text:p>
          <text:p text:style-name="P80"><text:soft-page-break/>16.1.11 Drop()<text:tab/>114</text:p>
          <text:p text:style-name="P80">16.1.12 FillList()<text:tab/>114</text:p>
          <text:p text:style-name="P80">16.1.13 RemoveDuplicates()<text:tab/>115</text:p>
          <text:p text:style-name="P80">16.1.14 Reverse()<text:tab/>115</text:p>
          <text:p text:style-name="P80">16.1.15 Partition()<text:tab/>115</text:p>
          <text:p text:style-name="P80">16.1.16 Table() <text:tab/>116</text:p>
          <text:p text:style-name="P80">16.1.17 HeapSort()<text:tab/>117</text:p>
          <text:p text:style-name="P79">16.2 Functions That Work With Integers<text:tab/>117</text:p>
          <text:p text:style-name="P80">16.2.1 RandomIntegerVector()<text:tab/>117</text:p>
          <text:p text:style-name="P80">16.2.2 Max() &amp; Min()<text:tab/>118</text:p>
          <text:p text:style-name="P80">16.2.3 Div() &amp; Mod()<text:tab/>118</text:p>
          <text:p text:style-name="P80">16.2.4 Gcd()<text:tab/>119</text:p>
          <text:p text:style-name="P80">16.2.5 Lcm()<text:tab/>119</text:p>
          <text:p text:style-name="P80">16.2.6 Sum()<text:tab/>120</text:p>
          <text:p text:style-name="P80">16.2.7 Product()<text:tab/>120</text:p>
          <text:p text:style-name="P79">16.3 Exercises<text:tab/>120</text:p>
          <text:p text:style-name="P80">16.3.1 Exercise 1<text:tab/>121</text:p>
          <text:p text:style-name="P80">16.3.2 Exercise 2<text:tab/>121</text:p>
          <text:p text:style-name="P80">16.3.3 Exercise 3<text:tab/>121</text:p>
          <text:p text:style-name="P80">16.3.4 Exercise 4<text:tab/>121</text:p>
          <text:p text:style-name="P80">16.3.5 Exercise 5<text:tab/>122</text:p>
          <text:p text:style-name="P80">16.3.6 Exercise 6<text:tab/>122</text:p>
          <text:p text:style-name="P78">17 Nested Loops<text:tab/>123</text:p>
          <text:p text:style-name="P79">17.1 Generate All The Combinations That Can Be Entered Into A Two Digit Wheel Lock Using A Nested Loop<text:tab/>123</text:p>
          <text:p text:style-name="P79">17.2 Exercises<text:tab/>124</text:p>
          <text:p text:style-name="P80">17.2.1 Exercise 1<text:tab/>125</text:p>
          <text:p text:style-name="P80">17.2.2 Exercise 2<text:tab/>125</text:p>
          <text:p text:style-name="P78">18 User Defined Functions<text:tab/>126</text:p>
          <text:p text:style-name="P79">18.1 Global Variables, Local Variables, &amp; Local()<text:tab/>128</text:p>
          <text:p text:style-name="P79">18.2 Exercises<text:tab/>130</text:p>
          <text:p text:style-name="P80">18.2.1 Exercise 1<text:tab/>130</text:p>
          <text:p text:style-name="P80">18.2.2 Exercise 2<text:tab/>130</text:p>
          <text:p text:style-name="P80">18.2.3 Exercise 3<text:tab/>130</text:p>
          <text:p text:style-name="P78">19 Miscellaneous topics<text:tab/>132</text:p>
          <text:p text:style-name="P79">19.1 Incrementing And Decrementing Variables With The ++ And -- Operators<text:tab/>132</text:p>
          <text:p text:style-name="P80">19.1.1 Incrementing Variables With The ++ Operator<text:tab/>132</text:p>
          <text:p text:style-name="P80">19.1.2 Decrementing Variables With The -- Operator<text:tab/>133</text:p>
          <text:p text:style-name="P79">19.2 Exercises<text:tab/>134</text:p>
          <text:p text:style-name="P80">19.2.1 Exercise 1<text:tab/>134</text:p>
        </text:index-body>
      </text:table-of-content>
      <text:p text:style-name="Standard"><text:bookmark-end text:name="DDE_LINK22"/><text:soft-page-break/></text:p>
      <text:h text:style-name="P8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62">Susan Addington</text:p>
      <text:p text:style-name="P62">Matthew Moelter </text:p>
      <text:p text:style-name="P62">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738656156" text:style-name="List_20_1">
        <text:list-item>
          <text:p text:style-name="P82">Week 1: Sections 1 - 6.</text:p>
        </text:list-item>
        <text:list-item>
          <text:p text:style-name="P82">Week 2: Sections 7 - 9.</text:p>
        </text:list-item>
        <text:list-item>
          <text:p text:style-name="P82">Week 3: Sections 10 - 13.</text:p>
        </text:list-item>
        <text:list-item>
          <text:p text:style-name="P82">Week 4: Sections 14 - 15.</text:p>
        </text:list-item>
        <text:list-item>
          <text:p text:style-name="P82">Week 5: Sections 16 - 19.</text:p>
        </text:list-item>
      </text:list>
      <text:h text:style-name="P85"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5"><draw:frame draw:style-name="fr4" draw:name="Object1" text:anchor-type="as-char" svg:width="1.4689in" svg:height="0.5244in" draw:z-index="9"><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5">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62"><text:a xlink:type="simple" xlink:href="http://developer.apple.com/java">http://developer.apple.com/java.</text:a></text:p>
      <text:h text:style-name="Heading_20_3" text:outline-level="3">Installing Java On A Linux PC</text:h>
      <text:p text:style-name="P76">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8"><text:a xlink:type="simple" xlink:href="https://mathrider.dev.java.net/">http://mathrider.org</text:a></text:p>
      <text:p text:style-name="Text_20_body"><text:soft-page-break/>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text:span text:style-name="T9">archive file</text:span> can be easily copied to a CD or USB drive if you would like to install MathRider on another computer or give it to a friend. <text:s/><text:span text:style-name="T9">However, don't try to run MathRider from a USB drive because it will not work correctly.</text:span></text:p>
      <text:p text:style-name="P60">(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63"><text:soft-page-break/>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6"><draw:text-box fo:min-height="1.0256in"><text:p text:style-name="Illustration"><draw:frame draw:style-name="fr5" draw:name="Object4" text:anchor-type="paragraph" svg:x="0.0016in" svg:y="0.0008in" svg:width="6.7835in" style:rel-width="100%" svg:height="1.0252in" style:rel-height="scale" draw:z-index="7"><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1">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text:soft-page-break/>Executing MathRider On Unix Systems</text:h>
      <text:p text:style-name="Text_20_body">Open a shell, change to the <text:span text:style-name="T6">mathrider</text:span> folder, and execute the <text:span text:style-name="T9">unix_run.sh</text:span> script by typing the following:</text:p>
      <text:p text:style-name="P62">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63">cd <text:s text:c="2"/>/Applications/mathrider</text:p>
      <text:p text:style-name="Text_20_body">Run mathrider by typing:</text:p>
      <text:p text:style-name="P63">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61">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Rider applicatio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6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4">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8"> </text:span><text:span text:style-name="T29">(along </text:span><text:soft-page-break/><text:span text:style-name="T29">with addtion (+) , subtraction (−), and ones we will talk about later)</text:span><text:span text:style-name="T28">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4">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8"/><text:bookmark-start text:name="DDE_LINK17"/><text:span text:style-name="T9">N(</text:span>9.5/3.2<text:span text:style-name="T9">)</text:span><text:bookmark-end text:name="DDE_LINK18"/><text:bookmark-end text:name="DDE_LINK17"/></text:p>
      <text:p text:style-name="P21">Result&gt; 2.96875</text:p>
      <text:p text:style-name="P21"/>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text:span><text:span text:style-name="T11">set of parentheses</text:span><text:span text:style-name="T10"> and information that is sent to the function is placed inside of them. <text:s/>The purpose of the </text:span><text:span text:style-name="T11">N()</text:span><text:span text:style-name="T10"> function is to make sure that the information that is sent to it is processed numerically instead of symbolically. <text:s/>Functions are used by </text:span><text:span text:style-name="T11">evaluating</text:span><text:span text:style-name="T10"> them and this happens when &lt;shift&gt;&lt;enter&gt; is pressed. <text:s/>Another name for evaluating a function is </text:span><text:span text:style-name="T11">calling</text:span><text:span text:style-name="T10"> it.</text:span></text:p>
      <text:h text:style-name="P88"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4"><text:soft-page-break/></text:p>
      <text:p text:style-name="P24">In&gt; Sqrt(9)</text:p>
      <text:p text:style-name="P21">Result: 3</text:p>
      <text:p text:style-name="P24"/>
      <text:p text:style-name="P24">In&gt; Sqrt(8)</text:p>
      <text:p text:style-name="P21">Result: Sqrt(8)</text:p>
      <text:p text:style-name="P24"/>
      <text:p text:style-name="P24">In&gt; N(Sqrt(8))</text:p>
      <text:p text:style-name="P21">Result: 2.828427125</text:p>
      <text:p text:style-name="P24"/>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0"><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75">2.828427125</text:p>
      <text:p text:style-name="P75">2.82842712474619</text:p>
      <text:p text:style-name="P75">2.82842712474619009760337744842</text:p>
      <text:p text:style-name="P75">2.8284271247461900976033774484193961571393437507539</text:p>
      <text:p text:style-name="P57">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88"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4"/>
      <text:p text:style-name="P24">In&gt; IsEven(4)</text:p>
      <text:p text:style-name="P21">Result&gt; True</text:p>
      <text:p text:style-name="P24"/>
      <text:p text:style-name="P24">In&gt; IsEven(5)</text:p>
      <text:p text:style-name="P21">Result&gt; False</text:p>
      <text:p text:style-name="P24"/>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text:soft-page-break/>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4">In&gt; %*2</text:p>
      <text:p text:style-name="P21">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83"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4"/>
      <text:p text:style-name="P24">In&gt; 12 \ 6</text:p>
      <text:p text:style-name="P24"/>
      <text:p text:style-name="P28">Error parsing expression, near token \</text:p>
      <text:p text:style-name="P24"/>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1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12"><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13"><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14"><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1">variable</text:span><text:span text:style-name="T7"> you would like to create on the </text:span><text:span text:style-name="T21">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1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16"><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7"><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 <text:span text:style-name="T9">(Note: there can be no spaces between the : and the =)</text:spa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Clear()</text:span> function:</text:p>
      <text:p text:style-name="Preformatted_20_Text"><text:soft-page-break/></text:p>
      <text:p text:style-name="Preformatted_20_Text">In&gt; Clear(a)</text:p>
      <text:p text:style-name="P21">Result&gt; True</text:p>
      <text:p text:style-name="Preformatted_20_Text"/>
      <text:p text:style-name="Preformatted_20_Text">In&gt; a</text:p>
      <text:p text:style-name="P21">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4"/>
      <text:p text:style-name="P24">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text:soft-page-break/>expression<draw:frame draw:style-name="fr4" draw:name="Object12" text:anchor-type="as-char" svg:width="1.0634in" svg:height="0.1902in" draw:z-index="18"><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25">a</text:span>' in <text:span text:style-name="T6">F</text:span><text:span text:style-name="T25">a</text:span><text:span text:style-name="T6">ctor</text:span> can be thought of as <text:span text:style-name="T2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text:span text:style-name="T8">answer</text:span> := a + b</text:p>
      <text:p text:style-name="P21">Result&gt; 5</text:p>
      <text:p text:style-name="Standard"/>
      <text:p text:style-name="P28">answer</text:p>
      <text:p text:style-name="P21">Result&gt; 5</text:p>
      <text:p text:style-name="Standard"/>
      <text:p text:style-name="P57"><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57"/>
      <text:p text:style-name="P57">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Carefully read all of section 5. <text:s/>Evaluate each one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9"><draw:object xlink:href="./Object 16" xlink:type="simple" xlink:show="embed" xlink:actuate="onLoad"/><draw:image xlink:href="./ObjectReplacements/Object 16" xlink:type="simple" xlink:show="embed" xlink:actuate="onLoad"/></draw:frame></text:p>
      <text:h text:style-name="Heading_20_3" text:outline-level="3"><text:soft-page-break/>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20"><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d) Use the N() function to calculate the numeric value of <text:span text:style-name="T6">answer</text:span>.</text:p>
      <text:p text:style-name="Preformatted_20_Text"/>
      <text:p text:style-name="Preformatted_20_Text">e) Use the Clear()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Clear(), IsBound(), Numerator(), Denominator(), and Factor() functions in the <text:span text:style-name="T9">All Functions</text:span> section of the MathPiperDocs plugin and read the information that is available on them. <text:s/>List the one line descriptions which are at the top of the documentation for each of these functions.</text:p>
      <text:h text:style-name="Heading_20_3" text:outline-level="3">Exercise 2</text:h>
      <text:p text:style-name="Preformatted_20_Text">Locate the N(), IsEven(), IsOdd(), Clear(), IsBound(), Numerator(), Denominator(), and Factor() functions in the <text:span text:style-name="T9">User Functions</text:span> section of the MathPiperDocs plugin and list which category each function is contained in. <text:s/><text:span text:style-name="T9">Don't</text:span> include the <text:span text:style-name="T6">Alphabetical</text:span> or <text:span text:style-name="T6">Built In</text:span> categories in your search. <text:s/>For example, the <text:span text:style-name="T6">N()</text:span> function is in the <text:span text:style-name="T21">Numbers (Operations)</text:span> category.</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1">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60"/>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6">%mathpiper</text:p>
      <text:p text:style-name="P25"/>
      <text:p text:style-name="P24"><text:span text:style-name="T17">2 + 3</text:span>;</text:p>
      <text:p text:style-name="P25"/>
      <text:p text:style-name="P44">%/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5"/>
      <text:p text:style-name="P36">%mathpiper</text:p>
      <text:p text:style-name="P25"/>
      <text:p text:style-name="P24"><text:span text:style-name="T16">2 + 3</text:span>;</text:p>
      <text:p text:style-name="P25"/>
      <text:p text:style-name="P36">%/mathpiper</text:p>
      <text:p text:style-name="P25"/>
      <text:p text:style-name="P24"><text:s text:c="4"/><text:span text:style-name="T19">%output,preserve="false"</text:span></text:p>
      <text:p text:style-name="P24"><text:span text:style-name="T19"><text:s text:c="6"/>Result:</text:span> 5</text:p>
      <text:p text:style-name="P46">. <text:s text:c="2"/>%/output</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5"/>
      <text:p text:style-name="P36">%mathpiper,title="Add two numbers together."</text:p>
      <text:p text:style-name="P25"/>
      <text:p text:style-name="P24"><text:span text:style-name="T17">2 + 3</text:span>;</text:p>
      <text:p text:style-name="P25"/>
      <text:p text:style-name="P44">%/mathpiper</text:p>
      <text:p text:style-name="P58"><text:span text:style-name="T7">The title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P86" text:outline-level="2"><text:soft-page-break/>Placing Text Outside Of A Fold</text:h>
      <text:p text:style-name="P56">Text can also be placed outside of a fold like the following example shows:</text:p>
      <text:p text:style-name="P56"/>
      <text:p text:style-name="P31">Text can be placed above folds like this.</text:p>
      <text:p text:style-name="P31"/>
      <text:p text:style-name="P31">text text text text</text:p>
      <text:p text:style-name="P31">text text text text</text:p>
      <text:p text:style-name="P31"/>
      <text:p text:style-name="P36">%mathpiper,title="Fold 1"</text:p>
      <text:p text:style-name="P25"/>
      <text:p text:style-name="P24"><text:span text:style-name="T17">2 + 3</text:span>;</text:p>
      <text:p text:style-name="P25"/>
      <text:p text:style-name="P44">%/mathpiper</text:p>
      <text:p text:style-name="Preformatted_20_Text">Text can be placed between folds like this.</text:p>
      <text:p text:style-name="Preformatted_20_Text"/>
      <text:p text:style-name="P31">text text text text</text:p>
      <text:p text:style-name="Preformatted_20_Text">text text text text</text:p>
      <text:p text:style-name="Preformatted_20_Text"/>
      <text:p text:style-name="P36">%mathpiper,title="Fold 2"</text:p>
      <text:p text:style-name="P25"/>
      <text:p text:style-name="P24"><text:span text:style-name="T17">3 + 4</text:span>;</text:p>
      <text:p text:style-name="P25"/>
      <text:p text:style-name="P44">%/mathpiper</text:p>
      <text:p text:style-name="P43">Text can be placed between folds like this.</text:p>
      <text:p text:style-name="P31">text text text text</text:p>
      <text:p text:style-name="Preformatted_20_Text">text text text text</text:p>
      <text:p text:style-name="P51"/>
      <text:p text:style-name="P49"><text:span text:style-name="T13">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text:soft-page-break/>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63"><text:span text:style-name="T19">3</text:span> </text:p>
      <text:p text:style-name="Text_20_body">represents the number three, the value:</text:p>
      <text:p text:style-name="P64"><text:span text:style-name="T20">0.5</text:span> </text:p>
      <text:p text:style-name="Text_20_body">represents the number one half, and the value: </text:p>
      <text:p text:style-name="P67">"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65">3</text:p>
      <text:p text:style-name="P65">2 + 3</text:p>
      <text:p text:style-name="P65"><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63">^<text:tab/>Exponents are evaluated right to left.</text:p>
      <text:p text:style-name="P69">*,%,/<text:tab/>Then multiplication, remainder, and division operations are evaluated left to right.</text:p>
      <text:p text:style-name="P63">+, −<text:tab/>Finally, addition and subtraction are evaluated left to right.</text:p>
      <text:p text:style-name="P63"/>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5"><draw:frame draw:style-name="fr4" draw:name="Object15" text:anchor-type="as-char" svg:width="0.9874in" svg:height="0.4256in" draw:z-index="4"><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3">5 + 6*21/18 - 2<text:span text:style-name="T9">^</text:span>3</text:p>
      <text:p text:style-name="P33">5 + 6<text:span text:style-name="T9">*</text:span>21/18 - <text:span text:style-name="T21">8</text:span></text:p>
      <text:p text:style-name="P33">5 + <text:span text:style-name="T21">126</text:span><text:span text:style-name="T9">/</text:span>18 - 8</text:p>
      <text:p text:style-name="P33">5 <text:span text:style-name="T9">+</text:span> <text:span text:style-name="T21">7</text:span> - 8</text:p>
      <text:p text:style-name="P33"><text:span text:style-name="T21">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1">8</text:span> in the expression below it. <text:s/>In the second expression, the <text:span text:style-name="T9">*</text:span> operator is executed next, and so on. <text:s/>The last expression shows that the final result after all of the operators have been evaluated is <text:span text:style-name="T21">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2 + 4, however, the addition operator is forced <text:soft-page-break/>to be evaluated before the multiplication operator and the result is 30:</text:p>
      <text:p text:style-name="Standard"/>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70">()<text:tab/>Parentheses are evaluated from the inside out.</text:p>
      <text:p text:style-name="P70">^<text:tab/>Then exponents are evaluated right to left.</text:p>
      <text:p text:style-name="P70">*,%,/ Then multiplication, remainder, and division operations are evaluated left to right.</text:p>
      <text:p text:style-name="P70">+, − Finally, addition and subtraction are evaluated left to right.</text:p>
      <text:p text:style-name="P57"/>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29">Side Effects&gt;</text:p>
      <text:p text:style-name="P29">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29">Side Effects&gt;</text:p>
      <text:p text:style-name="P29">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1">Result&gt; True</text:p>
      <text:p text:style-name="P29">Side Effects&gt;</text:p>
      <text:p text:style-name="P29">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6"><text:bookmark-start text:name="DDE_LINK50"/>%mathpiper</text:p>
      <text:p text:style-name="P25"/>
      <text:p text:style-name="P24"><text:span text:style-name="T14">Echo</text:span><text:span text:style-name="T5">(</text:span><text:span text:style-name="T8">1</text:span><text:span text:style-name="T5">)</text:span>;</text:p>
      <text:p text:style-name="P25"/>
      <text:p text:style-name="P24"><text:span text:style-name="T14">Echo</text:span><text:span text:style-name="T5">(</text:span><text:span text:style-name="T8">1</text:span><text:span text:style-name="T5">+</text:span><text:span text:style-name="T8">2</text:span><text:span text:style-name="T5">)</text:span>;</text:p>
      <text:p text:style-name="P25"/>
      <text:p text:style-name="P24"><text:span text:style-name="T14">Echo</text:span><text:span text:style-name="T5">(</text:span><text:span text:style-name="T8">2</text:span><text:span text:style-name="T5">*</text:span><text:span text:style-name="T8">3</text:span><text:span text:style-name="T5">)</text:span>;</text:p>
      <text:p text:style-name="P25"/>
      <text:p text:style-name="P36">%/mathpiper<text:bookmark-end text:name="DDE_LINK50"/></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3 </text:p>
      <text:p text:style-name="P24"><text:s text:c="6"/>6</text:p>
      <text:p text:style-name="P46">.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6">%mathpiper</text:p>
      <text:p text:style-name="P25"/>
      <text:p text:style-name="P24">a <text:span text:style-name="T5">:=</text:span> <text:span text:style-name="T8">1</text:span>;</text:p>
      <text:p text:style-name="P24">b <text:span text:style-name="T5">:=</text:span> <text:span text:style-name="T8">2</text:span>;</text:p>
      <text:p text:style-name="P24">c <text:span text:style-name="T5">:=</text:span> <text:span text:style-name="T8">3</text:span>;</text:p>
      <text:p text:style-name="P25"/>
      <text:p text:style-name="P36">%/mathpiper</text:p>
      <text:p text:style-name="P25"><text:soft-page-break/></text:p>
      <text:p text:style-name="P24"><text:s text:c="4"/><text:span text:style-name="T19">%output,preserve="false"</text:span></text:p>
      <text:p text:style-name="P24"><text:s text:c="6"/><text:span text:style-name="T19">Result:</text:span> 3</text:p>
      <text:p text:style-name="P46">.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6"><text:bookmark-start text:name="DDE_LINK32"/><text:bookmark-start text:name="DDE_LINK29"/>%mathpiper</text:p>
      <text:p text:style-name="P25"/>
      <text:p text:style-name="P24">a <text:span text:style-name="T5">:=</text:span> <text:span text:style-name="T8">1</text:span>;</text:p>
      <text:p text:style-name="P24"><text:span text:style-name="T14">Echo</text:span><text:span text:style-name="T5">(</text:span>a<text:span text:style-name="T5">)</text:span>;</text:p>
      <text:p text:style-name="P25"/>
      <text:p text:style-name="P24">b <text:span text:style-name="T5">:=</text:span> <text:span text:style-name="T8">2</text:span>;</text:p>
      <text:p text:style-name="P24"><text:span text:style-name="T14">Echo</text:span><text:span text:style-name="T5">(</text:span>b<text:span text:style-name="T5">)</text:span>;</text:p>
      <text:p text:style-name="P25"/>
      <text:p text:style-name="P24">c <text:span text:style-name="T5">:=</text:span> <text:span text:style-name="T8">3</text:span>;</text:p>
      <text:p text:style-name="P24"><text:span text:style-name="T14">Echo</text:span><text:span text:style-name="T5">(</text:span>c<text:span text:style-name="T5">)</text:span>;</text:p>
      <text:p text:style-name="P25"/>
      <text:p text:style-name="P36">%/mathpiper<text:bookmark-end text:name="DDE_LINK32"/><text:bookmark-end text:name="DDE_LINK29"/></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6">.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text:soft-page-break/>fixing errors in a program became known as <text:span text:style-name="T6">debugging</text:span> and the names "bugs" 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6"><text:bookmark-start text:name="DDE_LINK52"/>%mathpiper</text:p>
      <text:p text:style-name="P25"/>
      <text:p text:style-name="P24"><text:span text:style-name="T14">Write</text:span><text:span text:style-name="T5">(</text:span><text:span text:style-name="T8">1,,</text:span><text:span text:style-name="T5">)</text:span>;</text:p>
      <text:p text:style-name="P25"/>
      <text:p text:style-name="P24"><text:span text:style-name="T14">Write</text:span><text:span text:style-name="T5">(</text:span><text:span text:style-name="T8">1</text:span><text:span text:style-name="T5">+</text:span><text:span text:style-name="T8">2,,</text:span><text:span text:style-name="T5">)</text:span>;</text:p>
      <text:p text:style-name="P25"/>
      <text:p text:style-name="P24"><text:span text:style-name="T14">Echo</text:span><text:span text:style-name="T5">(</text:span><text:span text:style-name="T8">2</text:span><text:span text:style-name="T5">*</text:span><text:span text:style-name="T8">3</text:span><text:span text:style-name="T5">)</text:span>;</text:p>
      <text:p text:style-name="P25"/>
      <text:p text:style-name="P36">%/mathpiper<text:bookmark-end text:name="DDE_LINK52"/></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3,6</text:p>
      <text:p text:style-name="P46">. <text:s text:c="2"/>%/output</text:p>
      <text:p text:style-name="P50">Write() and Echo() have other differences besides the one discussed here and more information about them can be found in the documentation for these functions.</text:p>
      <text:h text:style-name="Heading_20_4" text:outline-level="4">NewLine()</text:h>
      <text:p text:style-name="P50">The <text:span text:style-name="T6">NewLine()</text:span> function simply prints a blank line in the side effects output. <text:s/>It is useful for placing vertical space between printed lines:</text:p>
      <text:p text:style-name="P36"><text:bookmark-start text:name="DDE_LINK292"/><text:bookmark-start text:name="DDE_LINK321"/>%mathpiper</text:p>
      <text:p text:style-name="P25"/>
      <text:p text:style-name="P24">a <text:span text:style-name="T5">:=</text:span> <text:span text:style-name="T8">1</text:span>;</text:p>
      <text:p text:style-name="P24"><text:span text:style-name="T14">Echo</text:span><text:span text:style-name="T5">(</text:span>a<text:span text:style-name="T5">)</text:span>;</text:p>
      <text:p text:style-name="P24"><text:span text:style-name="T15">NewLine</text:span><text:span text:style-name="T5">()</text:span>;</text:p>
      <text:p text:style-name="P25"/>
      <text:p text:style-name="P24"><text:soft-page-break/>b <text:span text:style-name="T5">:=</text:span> <text:span text:style-name="T8">2</text:span>;</text:p>
      <text:p text:style-name="P24"><text:span text:style-name="T14">Echo</text:span><text:span text:style-name="T5">(</text:span>b<text:span text:style-name="T5">)</text:span>;</text:p>
      <text:p text:style-name="P24"><text:span text:style-name="T15">NewLine</text:span><text:span text:style-name="T5">()</text:span>;</text:p>
      <text:p text:style-name="P25"/>
      <text:p text:style-name="P24">c <text:span text:style-name="T5">:=</text:span> <text:span text:style-name="T8">3</text:span>;</text:p>
      <text:p text:style-name="P24"><text:span text:style-name="T14">Echo</text:span><text:span text:style-name="T5">(</text:span>c<text:span text:style-name="T5">)</text:span>;</text:p>
      <text:p text:style-name="P25"/>
      <text:p text:style-name="P36">%/mathpiper<text:bookmark-end text:name="DDE_LINK292"/><text:bookmark-end text:name="DDE_LINK32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5"/>
      <text:p text:style-name="P24"><text:s text:c="6"/>2 </text:p>
      <text:p text:style-name="P25"/>
      <text:p text:style-name="P24"><text:s text:c="6"/>3</text:p>
      <text:p text:style-name="P45">.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6">%mathpiper</text:p>
      <text:p text:style-name="P25"/>
      <text:p text:style-name="P24"><text:bookmark-start text:name="DDE_LINK30"/>a <text:span text:style-name="T5">:=</text:span> <text:span text:style-name="T8">1</text:span>; <text:span text:style-name="T14">Echo</text:span><text:span text:style-name="T5">(</text:span>a<text:span text:style-name="T5">)</text:span>; b <text:span text:style-name="T5">:=</text:span> <text:span text:style-name="T8">2</text:span>; <text:span text:style-name="T14">Echo</text:span><text:span text:style-name="T5">(</text:span>b<text:span text:style-name="T5">)</text:span>; c <text:span text:style-name="T5">:=</text:span> <text:span text:style-name="T8">3</text:span>; <text:span text:style-name="T14">Echo</text:span><text:span text:style-name="T5">(</text:span>c<text:span text:style-name="T5">)</text:span>;<text:bookmark-end text:name="DDE_LINK30"/></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oft-page-break/><text:s text:c="6"/>3</text:p>
      <text:p text:style-name="P45">.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6">%mathpiper</text:p>
      <text:p text:style-name="P25"/>
      <text:p text:style-name="P24">a<text:span text:style-name="T5">:=</text:span><text:span text:style-name="T8">1</text:span>;<text:span text:style-name="T14">Echo</text:span><text:span text:style-name="T5">(</text:span>a<text:span text:style-name="T5">)</text:span>;b<text:span text:style-name="T5">:=</text:span><text:span text:style-name="T8">2</text:span>;<text:span text:style-name="T14">Echo</text:span><text:span text:style-name="T5">(</text:span>b<text:span text:style-name="T5">)</text:span>;c<text:span text:style-name="T5">:=</text:span> <text:span text:style-name="T8">3</text:span>;<text:span text:style-name="T14">Echo</text:span><text:span text:style-name="T5">(</text:span>c<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5">. <text:s text:c="2"/>%/output</text:p>
      <text:h text:style-name="Heading_20_3" text:outline-level="3"><text:bookmark-start text:name="DDE_LINK33"/>Placing Multiple Expressions In A Code Block<text:bookmark-end text:name="DDE_LINK33"/></text:h>
      <text:p text:style-name="Text_20_body">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When a code block is evaluated, each expression in the block will be executed from left to right. <text:s/>The following example shows expressions being executed within of a code block inside the MathPiper console:</text:p>
      <text:p text:style-name="Preformatted_20_Text"/>
      <text:p text:style-name="Preformatted_20_Text">In&gt; [a := 1; Echo(a); b := 2; Echo(b); c := 3; Echo(c);]</text:p>
      <text:p text:style-name="P21">Result&gt; True</text:p>
      <text:p text:style-name="P29">Side Effects&gt;</text:p>
      <text:p text:style-name="P29">1 </text:p>
      <text:p text:style-name="P29">2 </text:p>
      <text:p text:style-name="P29">3</text:p>
      <text:p text:style-name="P29"/>
      <text:p text:style-name="Text_20_body">Notice that all of the expressions were executed and 1-3 was printed as a side effect. <text:s/>Code blocks <text:span text:style-name="T6">always return the result of the last expression executed as the result of the whole block</text:span>. <text:s/>In this case, <text:span text:style-name="T6">True</text:span> was returned as the result because the last <text:span text:style-name="T6">Echo(c)</text:span> function returned <text:span text:style-name="T6">True</text:span>. <text:s/>If we place <text:span text:style-name="T6">another expression</text:span> <text:span text:style-name="T6">after the Echo(c) function</text:span>, however, <text:span text:style-name="T6">the block will execute this new expression last</text:span> and <text:span text:style-name="T6">its result will be the one returned by the block</text:span>:</text:p>
      <text:p text:style-name="Preformatted_20_Text"/>
      <text:p text:style-name="Preformatted_20_Text"><text:bookmark-start text:name="DDE_LINK43"/><text:bookmark-start text:name="DDE_LINK51"/><text:soft-page-break/>In&gt; [a := 1; Echo(a); b := 2; Echo(b); c := 3; Echo(c); 2 + 2;]<text:bookmark-end text:name="DDE_LINK51"/></text:p>
      <text:p text:style-name="P21">Result&gt; 4</text:p>
      <text:p text:style-name="P29">Side Effects&gt;</text:p>
      <text:p text:style-name="P29">1 </text:p>
      <text:p text:style-name="P29">2 </text:p>
      <text:p text:style-name="P29">3</text:p>
      <text:p text:style-name="P29"/>
      <text:p text:style-name="Text_20_body"><text:bookmark-end text:name="DDE_LINK43"/>Finally, code blocks can have their contents placed on separate lines if desired:</text:p>
      <text:p text:style-name="P36"/>
      <text:p text:style-name="P36">%mathpiper</text:p>
      <text:p text:style-name="P24">[ <text:s text:c="2"/></text:p>
      <text:p text:style-name="P24"><text:s text:c="4"/>a <text:span text:style-name="T32">:=</text:span> <text:span text:style-name="T8">1</text:span>; </text:p>
      <text:p text:style-name="P24"><text:s text:c="4"/></text:p>
      <text:p text:style-name="P24"><text:s text:c="4"/><text:span text:style-name="T14">Echo</text:span><text:span text:style-name="T5">(</text:span>a<text:span text:style-name="T5">)</text:span>;</text:p>
      <text:p text:style-name="P24"><text:s text:c="4"/></text:p>
      <text:p text:style-name="P24"><text:s text:c="4"/>b <text:span text:style-name="T32">:=</text:span> <text:span text:style-name="T8">2</text:span>; </text:p>
      <text:p text:style-name="P24"><text:s text:c="4"/></text:p>
      <text:p text:style-name="P24"><text:s text:c="4"/><text:span text:style-name="T14">Echo</text:span><text:span text:style-name="T5">(</text:span>b<text:span text:style-name="T5">)</text:span>; </text:p>
      <text:p text:style-name="P24"><text:s text:c="4"/></text:p>
      <text:p text:style-name="P24"><text:s text:c="4"/>c <text:span text:style-name="T32">:=</text:span> <text:span text:style-name="T8">3</text:span>; </text:p>
      <text:p text:style-name="P24"><text:s text:c="4"/></text:p>
      <text:p text:style-name="P24"><text:s text:c="4"/><text:span text:style-name="T14">Echo</text:span><text:span text:style-name="T5">(</text:span>c<text:span text:style-name="T5">)</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1">. <text:s text:c="2"/><text:span text:style-name="T19">%/output</text:span></text:p>
      <text:p text:style-name="P57">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text:soft-page-break/>a .mrw file and following the directions that are present in its comments:</text:p>
      <text:p text:style-name="P36"/>
      <text:p text:style-name="P36">%mathpiper</text:p>
      <text:p text:style-name="Preformatted_20_Text"/>
      <text:p text:style-name="P38">/*</text:p>
      <text:p text:style-name="P38"><text:s text:c="4"/>Copy this code into a .mrw file. <text:s/>Then, place the cursor </text:p>
      <text:p text:style-name="P38"><text:s text:c="4"/>to the immediate right of any {, }, [, ], (, or ) character.</text:p>
      <text:p text:style-name="P38"><text:s text:c="4"/>You should notice that the match to this character is </text:p>
      <text:p text:style-name="P38"><text:s text:c="4"/>indicated by a rectangle being drawing around it.</text:p>
      <text:p text:style-name="P38">*/</text:p>
      <text:p text:style-name="Preformatted_20_Text"/>
      <text:p text:style-name="Preformatted_20_Text"/>
      <text:p text:style-name="P24">list <text:span text:style-name="T32">:=</text:span> <text:span text:style-name="T5">{</text:span><text:span text:style-name="T8">1</text:span>,<text:span text:style-name="T8">2</text:span>,<text:span text:style-name="T8">3</text:span><text:span text:style-name="T5">}</text:span>;</text:p>
      <text:p text:style-name="Preformatted_20_Text"/>
      <text:p text:style-name="P24">[</text:p>
      <text:p text:style-name="P24"><text:s text:c="4"/><text:span text:style-name="T14">Echo</text:span><text:span text:style-name="T5">(</text:span><text:span text:style-name="T16">"Hello"</text:span><text:span text:style-name="T5">)</text:span>;</text:p>
      <text:p text:style-name="Preformatted_20_Text"/>
      <text:p text:style-name="P24"><text:s text:c="4"/><text:span text:style-name="T14">Echo</text:span><text:span text:style-name="T5">(</text:span>list<text:span text:style-name="T5">)</text:span>;</text:p>
      <text:p text:style-name="P24">];</text:p>
      <text:p text:style-name="Preformatted_20_Text"/>
      <text:p text:style-name="P36">%/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6">%mathpiper</text:p>
      <text:p text:style-name="P25"/>
      <text:p text:style-name="P24"><text:bookmark-start text:name="DDE_LINK3"/>a <text:span text:style-name="T5">:=</text:span> <text:span text:style-name="T16">"Hello, I am a string."</text:span>;<text:bookmark-end text:name="DDE_LINK3"/></text:p>
      <text:p text:style-name="P24"><text:span text:style-name="T14">Echo</text:span><text:span text:style-name="T5">(</text:span>a<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Hello, I am a string.</text:p>
      <text:p text:style-name="P41">. <text:s text:c="2"/><text:span text:style-name="T19">%/output</text:span></text:p>
      <text:h text:style-name="Heading_20_3" text:outline-level="3"><text:soft-page-break/>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6"><text:bookmark-start text:name="DDE_LINK291"/>%mathpiper</text:p>
      <text:p text:style-name="P25"/>
      <text:p text:style-name="P24">a <text:span text:style-name="T5">:=</text:span> <text:span text:style-name="T8">1</text:span>;</text:p>
      <text:p text:style-name="P24"><text:span text:style-name="T14">Echo</text:span><text:span text:style-name="T5">(</text:span><text:span text:style-name="T18">"Variable a: "</text:span><text:span text:style-name="T5">, </text:span>a<text:span text:style-name="T5">)</text:span>;</text:p>
      <text:p text:style-name="P25"/>
      <text:p text:style-name="P24">b <text:span text:style-name="T5">:=</text:span> <text:span text:style-name="T8">2</text:span>;</text:p>
      <text:p text:style-name="P24"><text:span text:style-name="T14">Echo</text:span><text:span text:style-name="T5">(</text:span><text:span text:style-name="T18">"Variable b: "</text:span><text:span text:style-name="T5">, </text:span>b<text:span text:style-name="T5">)</text:span>;</text:p>
      <text:p text:style-name="P25"/>
      <text:p text:style-name="P24">c <text:span text:style-name="T5">:=</text:span> <text:span text:style-name="T8">3</text:span>;</text:p>
      <text:p text:style-name="P24"><text:span text:style-name="T14">Echo</text:span><text:span text:style-name="T5">(</text:span><text:span text:style-name="T18">"Variable c: "</text:span><text:span text:style-name="T5">, </text:span>c<text:span text:style-name="T5">)</text:span>;</text:p>
      <text:p text:style-name="P25"/>
      <text:p text:style-name="P36">%/mathpiper<text:bookmark-end text:name="DDE_LINK29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Variable a: 1 </text:p>
      <text:p text:style-name="P24"><text:s text:c="6"/>Variable b: 2 </text:p>
      <text:p text:style-name="P24"><text:s text:c="6"/>Variable c: 3</text:p>
      <text:p text:style-name="P40"><text:span text:style-name="T10">. <text:s text:c="2"/></text:span><text:span text:style-name="T19">%/output</text:span></text:p>
      <text:h text:style-name="Heading_20_4" text:outline-level="4">Combining Strings <text:s/>With The : Operator</text:h>
      <text:p text:style-name="Text_20_body">If you need to combine two or more strings into one string, you can use the <text:span text:style-name="T6">:</text:span> <text:soft-page-break/>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ing the double quotes that are around it.. <text:s/>For example, here is the Write() function being used to print the string "Hello":</text:p>
      <text:p text:style-name="Preformatted_20_Text"/>
      <text:p text:style-name="Preformatted_20_Text">In&gt; Write("Hello")</text:p>
      <text:p text:style-name="P21">Result: True</text:p>
      <text:p text:style-name="P35">Side Effects:</text:p>
      <text:p text:style-name="P35">"Hello"</text:p>
      <text:p text:style-name="P35"/>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5">Side Effects:</text:p>
      <text:p text:style-name="P35">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5">Side Effects:</text:p>
      <text:p text:style-name="P35">A</text:p>
      <text:p text:style-name="P35">B</text:p>
      <text:h text:style-name="Heading_20_4" text:outline-level="4">Space()</text:h>
      <text:p text:style-name="Text_20_body">The Space() function is used to add spaces to printed output:</text:p>
      <text:p text:style-name="Preformatted_20_Text"/>
      <text:p text:style-name="P24"><text:bookmark-start text:name="DDE_LINK49"/>In&gt; WriteString("A"); Space(5); WriteString("B")<text:bookmark-end text:name="DDE_LINK49"/></text:p>
      <text:p text:style-name="P21">Result: True</text:p>
      <text:p text:style-name="P35">Side Effects:</text:p>
      <text:p text:style-name="P35">A <text:s text:c="4"/>B</text:p>
      <text:p text:style-name="P35"/>
      <text:p text:style-name="P24">In&gt; WriteString("A"); Space(10); WriteString("B")</text:p>
      <text:p text:style-name="P21"><text:soft-page-break/>Result: True</text:p>
      <text:p text:style-name="P35">Side Effects:</text:p>
      <text:p text:style-name="P35">A <text:s text:c="9"/>B</text:p>
      <text:p text:style-name="P35"/>
      <text:p text:style-name="P24">In&gt; WriteString("A"); Space(20); WriteString("B")</text:p>
      <text:p text:style-name="P21">Result: True</text:p>
      <text:p text:style-name="P35">Side Effects:</text:p>
      <text:p text:style-name="P35">A <text:s text:c="1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h text:style-name="Heading_20_4" text:outline-level="4">Indexing Before The Beginning Of A String Or Past The End Of A String</text:h>
      <text:p text:style-name="Text_20_body">Lets see what happens if an index is used that is less than <text:span text:style-name="T6">1</text:span> or greater than the length of a given string. <text:s/>First, we will bind the string "Hello" to the variable 'a':</text:p>
      <text:p text:style-name="Preformatted_20_Text"/>
      <text:p text:style-name="Preformatted_20_Text">In&gt; a := "Hello"</text:p>
      <text:p text:style-name="P21">Result: "Hello"</text:p>
      <text:p text:style-name="Preformatted_20_Text"/>
      <text:p text:style-name="Text_20_body">Then, we'll index the character at position <text:span text:style-name="T6">1</text:span> and then the character at position <text:span text:style-name="T6">0</text:span>:</text:p>
      <text:p text:style-name="Preformatted_20_Text"/>
      <text:p text:style-name="Preformatted_20_Text">In&gt; a[1]</text:p>
      <text:p text:style-name="P21">Result: "H"</text:p>
      <text:p text:style-name="Preformatted_20_Text"><text:soft-page-break/></text:p>
      <text:p text:style-name="Preformatted_20_Text">In&gt; a[0]</text:p>
      <text:p text:style-name="P21">Result: </text:p>
      <text:p text:style-name="P28">Exception: In function "StringMidGet" : </text:p>
      <text:p text:style-name="P28">bad argument number 1(counting from 1) : </text:p>
      <text:p text:style-name="P28"/>
      <text:p text:style-name="P28">The offending argument aindex evaluated to 0</text:p>
      <text:p text:style-name="Preformatted_20_Text"/>
      <text:p text:style-name="Text_20_body">Notice that using an index of <text:span text:style-name="T6">0</text:span> resulted in an error.</text:p>
      <text:p text:style-name="Text_20_body">Next, lets access the character at position <text:span text:style-name="T6">5</text:span> (which is the 'o'), then the character at position <text:span text:style-name="T6">6</text:span> and finally the character at position <text:span text:style-name="T6">7</text:span>:</text:p>
      <text:p text:style-name="Preformatted_20_Text"/>
      <text:p text:style-name="Preformatted_20_Text">In&gt; a[5]</text:p>
      <text:p text:style-name="P21">Result: "o"</text:p>
      <text:p text:style-name="Preformatted_20_Text"/>
      <text:p text:style-name="Preformatted_20_Text">In&gt; a[6]</text:p>
      <text:p text:style-name="P21">Result: """</text:p>
      <text:p text:style-name="Preformatted_20_Text"/>
      <text:p text:style-name="Preformatted_20_Text">In&gt; a[7]</text:p>
      <text:p text:style-name="P21">Result: </text:p>
      <text:p text:style-name="P28">Exception: String index out of range: 8</text:p>
      <text:p text:style-name="Preformatted_20_Text"/>
      <text:p text:style-name="Text_20_body">The 'o' at position <text:span text:style-name="T6">5</text:span> was returned correctly, but accessing position <text:span text:style-name="T6">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36">%mathpiper</text:p>
      <text:p text:style-name="P38">//This is a comment.</text:p>
      <text:p text:style-name="P25"/>
      <text:p text:style-name="P24">x <text:span text:style-name="T5">:=</text:span> <text:span text:style-name="T8">2</text:span>; <text:span text:style-name="T23">//Set the variable x equal to 2.</text:span></text:p>
      <text:p text:style-name="P25"/>
      <text:p text:style-name="P25"/>
      <text:p text:style-name="P36"><text:soft-page-break/>%/mathpiper</text:p>
      <text:p text:style-name="P25"/>
      <text:p text:style-name="P24"><text:s text:c="4"/><text:span text:style-name="T19">%output,preserve="false"</text:span></text:p>
      <text:p text:style-name="P24"><text:s text:c="6"/><text:span text:style-name="T19">Result:</text:span> 2</text:p>
      <text:p text:style-name="P40"><text:span text:style-name="T10">. <text:s text:c="2"/></text:span><text:span text:style-name="T19">%/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36">%mathpiper</text:p>
      <text:p text:style-name="P25"/>
      <text:p text:style-name="P38">/*</text:p>
      <text:p text:style-name="P24"><text:span text:style-name="T22"><text:s/></text:span><text:span text:style-name="T23">This is a longer comment and it uses</text:span></text:p>
      <text:p text:style-name="P24"><text:span text:style-name="T22"><text:s/></text:span><text:span text:style-name="T23">more than one line. The following</text:span></text:p>
      <text:p text:style-name="P24"><text:span text:style-name="T22"><text:s/></text:span><text:span text:style-name="T23">code assigns the number 3 to variable</text:span></text:p>
      <text:p text:style-name="P24"><text:span text:style-name="T22"><text:s/></text:span><text:span text:style-name="T23">x and then returns it as a result.</text:span></text:p>
      <text:p text:style-name="P38">*/</text:p>
      <text:p text:style-name="P25"/>
      <text:p text:style-name="P24">x <text:span text:style-name="T5">:=</text:span> <text:span text:style-name="T8">3</text:span>;</text:p>
      <text:p text:style-name="P25"/>
      <text:p text:style-name="P36">%/mathpiper</text:p>
      <text:p text:style-name="P25"/>
      <text:p text:style-name="P24"><text:s text:c="4"/><text:span text:style-name="T19">%output,preserve="false"</text:span></text:p>
      <text:p text:style-name="P24"><text:s text:c="6"/><text:span text:style-name="T19">Result:</text:span> 3</text:p>
      <text:p text:style-name="P45"><text:span text:style-name="T10">.</text:span> <text:s text:c="2"/>%/output</text:p>
      <text:h text:style-name="Heading_20_2" text:outline-level="2">How To Tell If MathPiper Has Crashed And What To Do If It Has</text:h>
      <text:p text:style-name="Text_20_body">Sometimes code will be evaluated which has one or more unusual errors in it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9">The only way to recover from a MathPiper crash is to exit MathRider and then relaunch it.</text:span> <text:s/>All the information in your buffers will be saved and preserved <text:span text:style-name="T9">but the contents of the console will not be</text:span>. <text:s/>Be sure to copy the contents of the console into a buffer and then save it before restarting.</text:p>
      <text:p text:style-name="Text_20_body">The main way to tell if MathRider has crashed is that it will indicate that <text:span text:style-name="T6">there are errors in lines of code that are actually fine</text:span>. <text:s/>If you are receiving an error in code that looks okay to you, simply restarting MathRider may fix the problem. <text:s/>If you restart MathRider and the error is still present, this usually <text:soft-page-break/>means that there really is an error in the code.</text:p>
      <text:h text:style-name="Heading_20_2" text:outline-level="2">Exercises</text:h>
      <text:p text:style-name="Text_20_body">For the following exercises, create a new MathRider worksheet file called <text:span text:style-name="T6">book_1_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P77">If an exercise uses the MathPiper console instead of a fold, copy the work you did in the console into the worksheet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text:soft-page-break/>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the previous exercise.):</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usical bands.</text:p>
      <text:p text:style-name="Preformatted_20_Text"/>
      <text:p text:style-name="Preformatted_20_Text"><text:bookmark-start text:name="DDE_LINK2"/>%mathpiper</text:p>
      <text:p text:style-name="Preformatted_20_Text"><text:soft-page-break/>/*</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63">1) <text:s/>Type three or four lines of text into a text area.</text:p>
      <text:p text:style-name="P63">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66"><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Rider worksheet file called <text:soft-page-break/><text:span text:style-name="T6">book_1_section_10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rw</text:span>.</text:p>
      <text:p text:style-name="P59">For the following exercises, simply type your answers anywhere in the worksheet.</text:p>
      <text:h text:style-name="Heading_20_3" text:outline-level="3">Exercise 1</text:h>
      <text:p text:style-name="Preformatted_20_Text">Carefully read all of section 10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1">Result&gt; 4</text:p>
      <text:p text:style-name="Preformatted_20_Text">In&gt; RandomInteger(5)</text:p>
      <text:p text:style-name="P21">Result&gt; 5</text:p>
      <text:p text:style-name="Preformatted_20_Text">In&gt; RandomInteger(5)</text:p>
      <text:p text:style-name="P21">Result&gt; 4</text:p>
      <text:p text:style-name="Preformatted_20_Text">In&gt; RandomInteger(5)</text:p>
      <text:p text:style-name="P21">Result&gt; 2</text:p>
      <text:p text:style-name="Preformatted_20_Text">In&gt; RandomInteger(5)</text:p>
      <text:p text:style-name="P21">Result&gt; 3</text:p>
      <text:p text:style-name="Preformatted_20_Text">In&gt; RandomInteger(5)</text:p>
      <text:p text:style-name="P21">Result&gt; 5</text:p>
      <text:p text:style-name="Preformatted_20_Text">In&gt; RandomInteger(5)</text:p>
      <text:p text:style-name="P21">Result&gt; 2</text:p>
      <text:p text:style-name="Preformatted_20_Text">In&gt; RandomInteger(5)</text:p>
      <text:p text:style-name="P21">Result&gt; 2</text:p>
      <text:p text:style-name="Preformatted_20_Text">In&gt; RandomInteger(5)</text:p>
      <text:p text:style-name="P21">Result&gt; 1</text:p>
      <text:p text:style-name="Preformatted_20_Text">In&gt; RandomInteger(5)</text:p>
      <text:p text:style-name="P21">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1">Result&gt; 15</text:p>
      <text:p text:style-name="Preformatted_20_Text">In&gt; RandomInteger(100)</text:p>
      <text:p text:style-name="P21"><text:soft-page-break/>Result&gt; 14</text:p>
      <text:p text:style-name="Preformatted_20_Text">In&gt; RandomInteger(100)</text:p>
      <text:p text:style-name="P21">Result&gt; 82</text:p>
      <text:p text:style-name="Preformatted_20_Text">In&gt; RandomInteger(100)</text:p>
      <text:p text:style-name="P21">Result&gt; 93</text:p>
      <text:p text:style-name="Preformatted_20_Text">In&gt; RandomInteger(100)</text:p>
      <text:p text:style-name="P21">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1">Result: 28</text:p>
      <text:p text:style-name="Preformatted_20_Text">In&gt; RandomInteger(25, 75)</text:p>
      <text:p text:style-name="P21">Result: 37</text:p>
      <text:p text:style-name="Preformatted_20_Text">In&gt; RandomInteger(25, 75)</text:p>
      <text:p text:style-name="P21">Result: 58</text:p>
      <text:p text:style-name="Preformatted_20_Text">In&gt; RandomInteger(25, 75)</text:p>
      <text:p text:style-name="P21">Result: 50</text:p>
      <text:p text:style-name="Preformatted_20_Text">In&gt; RandomInteger(25, 75)</text:p>
      <text:p text:style-name="P21">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1">Result&gt; 5</text:p>
      <text:p text:style-name="Preformatted_20_Text">In&gt; RandomInteger(6)</text:p>
      <text:p text:style-name="P21">Result&gt; 6</text:p>
      <text:p text:style-name="Preformatted_20_Text">In&gt; RandomInteger(6)</text:p>
      <text:p text:style-name="P21">Result&gt; 3</text:p>
      <text:p text:style-name="Preformatted_20_Text">In&gt; RandomInteger(6)</text:p>
      <text:p text:style-name="P21">Result&gt; 2</text:p>
      <text:p text:style-name="Preformatted_20_Text">In&gt; RandomInteger(6)</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1">Result&gt; 6</text:p>
      <text:p text:style-name="Preformatted_20_Text">In&gt; <text:bookmark-start text:name="DDE_LINK46"/>[a := RandomInteger(6); b := RandomInteger(6); a + b;]<text:bookmark-end text:name="DDE_LINK46"/></text:p>
      <text:p text:style-name="P21">Result&gt; 12</text:p>
      <text:p text:style-name="Preformatted_20_Text"><text:soft-page-break/>In&gt; [a := RandomInteger(6); b := RandomInteger(6); a + b;]</text:p>
      <text:p text:style-name="P21">Result&gt; 6</text:p>
      <text:p text:style-name="Preformatted_20_Text">In&gt; [a := RandomInteger(6); b := RandomInteger(6); a + b;]</text:p>
      <text:p text:style-name="P21">Result&gt; 4</text:p>
      <text:p text:style-name="Preformatted_20_Text">In&gt; [a := RandomInteger(6); b := RandomInteger(6); a + b;]</text:p>
      <text:p text:style-name="P21">Result&gt; 3</text:p>
      <text:p text:style-name="Preformatted_20_Text">In&gt; [a := RandomInteger(6); b := RandomInteger(6);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text:span> <text:span text:style-name="T6">loops</text:span>, we will.</text:p>
      <text:h text:style-name="Heading_20_2" text:outline-level="2">Exercises</text:h>
      <text:p text:style-name="Text_20_body">For the following exercises, create a new MathRider worksheet file called <text:span text:style-name="T6">book_1_section_11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3"><text:s text:c="2"/>x = y</text:p>
          </table:table-cell>
          <table:table-cell table:style-name="Table2.B2" office:value-type="string">
            <text:p text:style-name="P53">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3"><text:s text:c="2"/>x != y</text:p>
          </table:table-cell>
          <table:table-cell table:style-name="Table2.B2" office:value-type="string">
            <text:p text:style-name="P52">Returns <text:span text:style-name="T6">True</text:span> if the values are not equal and <text:span text:style-name="T6">False</text:span> if they are equal.</text:p>
          </table:table-cell>
        </table:table-row>
        <table:table-row>
          <table:table-cell table:style-name="Table2.A2" office:value-type="string">
            <text:p text:style-name="P53"><text:s text:c="2"/>x &lt; y</text:p>
          </table:table-cell>
          <table:table-cell table:style-name="Table2.B4" office:value-type="string">
            <text:p text:style-name="P52">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3"><text:s text:c="2"/>x &lt;= y</text:p>
          </table:table-cell>
          <table:table-cell table:style-name="Table2.B4" office:value-type="string">
            <text:p text:style-name="P52">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3"><text:s text:c="2"/>x &gt; y</text:p>
          </table:table-cell>
          <table:table-cell table:style-name="Table2.B4" office:value-type="string">
            <text:p text:style-name="P52">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3"><text:s text:c="2"/>x &gt;= y</text:p>
          </table:table-cell>
          <table:table-cell table:style-name="Table2.B4" office:value-type="string">
            <text:p text:style-name="P52">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text:soft-page-break/></text:p>
      <text:p text:style-name="Preformatted_20_Text">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6">%mathpiper</text:p>
      <text:p text:style-name="P25"/>
      <text:p text:style-name="P38">// Example 1.</text:p>
      <text:p text:style-name="P24">x <text:span text:style-name="T5">:=</text:span> <text:span text:style-name="T8">2</text:span>;</text:p>
      <text:p text:style-name="P24">y <text:span text:style-name="T5">:=</text:span> <text:span text:style-name="T8">3</text:span>; </text:p>
      <text:p text:style-name="P25"/>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 "</text:span>, y, <text:span text:style-name="T16">":"</text:span>, x <text:span text:style-name="T5">!=</text:span> y);</text:p>
      <text:p text:style-name="P24"><text:span text:style-name="T14">Echo</text:span><text:span text:style-name="T5">(</text:span>x, <text:span text:style-name="T16">"&lt; "</text:span>, y, <text:span text:style-name="T16">":"</text:span>, x <text:span text:style-name="T5">&lt;</text:span> y);</text:p>
      <text:p text:style-name="P24"><text:span text:style-name="T14">Echo</text:span><text:span text:style-name="T5">(</text:span>x, <text:span text:style-name="T16">"&lt;= "</text:span>, y, <text:span text:style-name="T16">":"</text:span>, x <text:span text:style-name="T5">&lt;=</text:span> y);</text:p>
      <text:p text:style-name="P24"><text:span text:style-name="T14">Echo</text:span><text:span text:style-name="T5">(</text:span>x, <text:span text:style-name="T16">"&gt; "</text:span>, y, <text:span text:style-name="T16">":"</text:span>, x <text:span text:style-name="T5">&gt;</text:span> y);</text:p>
      <text:p text:style-name="P24"><text:span text:style-name="T14">Echo</text:span><text:span text:style-name="T5">(</text:span>x, <text:span text:style-name="T16">"&gt;= "</text:span>, y, <text:span text:style-name="T16">":"</text:span>, x <text:span text:style-name="T5">&gt;=</text:span> y);</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 = 3 :False </text:p>
      <text:p text:style-name="P24"><text:s text:c="6"/>2 != 3 :True </text:p>
      <text:p text:style-name="P24"><text:s text:c="6"/>2 &lt; 3 :True </text:p>
      <text:p text:style-name="P24"><text:s text:c="6"/>2 &lt;= 3 :True </text:p>
      <text:p text:style-name="P24"><text:s text:c="6"/>2 &gt; 3 :False </text:p>
      <text:p text:style-name="P24"><text:s text:c="6"/>2 &gt;= 3 :False</text:p>
      <text:p text:style-name="P41"><text:bookmark-start text:name="DDE_LINK4"/>.<text:bookmark-end text:name="DDE_LINK4"/> <text:s text:c="2"/><text:span text:style-name="T19">%/output</text:span></text:p>
      <text:p text:style-name="Standard"/>
      <text:p text:style-name="P36">%mathpiper</text:p>
      <text:p text:style-name="P25"/>
      <text:p text:style-name="P24"><text:span text:style-name="T22"><text:s text:c="4"/></text:span><text:span text:style-name="T23">// Example 2.</text:span></text:p>
      <text:p text:style-name="P24"><text:span text:style-name="T22"><text:s text:c="4"/></text:span>x <text:span text:style-name="T5">:=</text:span> <text:span text:style-name="T8">2</text:span>;</text:p>
      <text:p text:style-name="P24"><text:span text:style-name="T22"><text:s text:c="4"/></text:span>y <text:span text:style-name="T5">:=</text:span> <text:span text:style-name="T8">2</text:span>; <text:s/></text:p>
      <text:p text:style-name="P25"/>
      <text:p text:style-name="P24"><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4"><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4"><text:soft-page-break/><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4"><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4"><text:span text:style-name="T22"><text:s text:c="4"/></text:span><text:span text:style-name="T14">Echo</text:span><text:span text:style-name="T5">(</text:span>x, <text:span text:style-name="T16">"&gt; "</text:span>, y, <text:span text:style-name="T16">":"</text:span>, x <text:span text:style-name="T5">&gt;</text:span> y<text:span text:style-name="T6">)</text:span>;</text:p>
      <text:p text:style-name="P24"><text:span text:style-name="T22"><text:s text:c="4"/></text:span><text:span text:style-name="T14">Echo</text:span><text:span text:style-name="T5">(</text:span>x, <text:span text:style-name="T16">"&gt;= "</text:span>, y, <text:span text:style-name="T16">":"</text:span>, x <text:span text:style-name="T5">&gt;=</text:span> y<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 = 2 :True </text:p>
      <text:p text:style-name="P24"><text:s text:c="6"/>2 != 2 :False </text:p>
      <text:p text:style-name="P24"><text:s text:c="6"/>2 &lt; 2 :False </text:p>
      <text:p text:style-name="P24"><text:s text:c="6"/>2 &lt;= 2 :True </text:p>
      <text:p text:style-name="P24"><text:s text:c="6"/>2 &gt; 2 :False </text:p>
      <text:p text:style-name="P24"><text:s text:c="6"/>2 &gt;= 2 :True</text:p>
      <text:p text:style-name="P41">. <text:s text:c="2"/><text:span text:style-name="T19">%/output</text:span></text:p>
      <text:p text:style-name="Standard"/>
      <text:p text:style-name="P36">%mathpiper</text:p>
      <text:p text:style-name="P25"/>
      <text:p text:style-name="P38">// Example 3.</text:p>
      <text:p text:style-name="P24">x <text:span text:style-name="T5">:=</text:span> <text:span text:style-name="T8">3</text:span>;</text:p>
      <text:p text:style-name="P24">y <text:span text:style-name="T5">:=</text:span> <text:span text:style-name="T8">2</text:span>; </text:p>
      <text:p text:style-name="P25"/>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lt; "</text:span>, y, <text:span text:style-name="T16">":"</text:span>, x <text:span text:style-name="T5">&lt;</text:span> y<text:span text:style-name="T5">)</text:span>;</text:p>
      <text:p text:style-name="P24"><text:span text:style-name="T14">Echo</text:span><text:span text:style-name="T5">(</text:span>x, <text:span text:style-name="T16">"&lt;= "</text:span>, y, <text:span text:style-name="T16">":"</text:span>, x <text:span text:style-name="T5">&lt;=</text:span> y<text:span text:style-name="T5">)</text:span>;</text:p>
      <text:p text:style-name="P24"><text:span text:style-name="T14">Echo</text:span><text:span text:style-name="T5">(</text:span>x, <text:span text:style-name="T16">"&gt; "</text:span>, y, <text:span text:style-name="T16">":"</text:span>, x <text:span text:style-name="T5">&gt;</text:span> y<text:span text:style-name="T5">)</text:span>;</text:p>
      <text:p text:style-name="P24"><text:span text:style-name="T14">Echo</text:span><text:span text:style-name="T5">(</text:span>x, <text:span text:style-name="T16">"&gt;= "</text:span>, y, <text:span text:style-name="T16">":"</text:span>, x <text:span text:style-name="T5">&gt;=</text:span> y<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3 = 2 :False </text:p>
      <text:p text:style-name="P24"><text:s text:c="6"/>3 != 2 :True </text:p>
      <text:p text:style-name="P24"><text:s text:c="6"/>3 &lt; 2 :False </text:p>
      <text:p text:style-name="P24"><text:s text:c="6"/>3 &lt;= 2 :False </text:p>
      <text:p text:style-name="P24"><text:s text:c="6"/>3 &gt; 2 :True </text:p>
      <text:p text:style-name="P24"><text:s text:c="6"/>3 &gt;= 2 :True</text:p>
      <text:p text:style-name="P40"><text:bookmark-start text:name="DDE_LINK5"/><text:span text:style-name="T10">.</text:span><text:bookmark-end text:name="DDE_LINK5"/><text:span text:style-name="T10"> <text:s text:c="2"/></text:span><text:span text:style-name="T19">%/output</text:span></text:p>
      <text:p text:style-name="Text_20_body">Conditional operators are placed at a lower level of precedence than the other operators we have covered to this point:</text:p>
      <text:p text:style-name="Preformatted_20_Text"><text:soft-page-break/></text:p>
      <text:p text:style-name="P68">()<text:tab/>Parentheses are evaluated from the inside out.</text:p>
      <text:p text:style-name="P68">^<text:tab/>Then exponents are evaluated right to left.</text:p>
      <text:p text:style-name="P68">*,%,/ Then multiplication, remainder, and division operations are evaluated left to right.</text:p>
      <text:p text:style-name="P68">+, − Then addition and subtraction are evaluated left to right.</text:p>
      <text:p text:style-name="P68">=,!=,&lt;,&lt;=,&gt;,&gt;= <text:s/>Finally, conditional operators are evaluated.</text:p>
      <text:p text:style-name="P71"/>
      <text:h text:style-name="Heading_20_2" text:outline-level="2">Predicate Expressions</text:h>
      <text:p text:style-name="P71">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Rider worksheet file called <text:span text:style-name="T6">book_1_section_12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text:soft-page-break/>ones in the book. <text:s/>Copy all of the console examples you evaluated into your worksheet so they will be saved but do not put them in a fold.</text:p>
      <text:h text:style-name="Heading_20_3" text:outline-level="3">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0">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text:soft-page-break/>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text:span text:style-name="T6">If()</text:span> function to determine if the value in variable <text:span text:style-name="T6">number</text:span> is greater than 5. <text:s/>If number is greater than 5, the program will echo "<text:span text:style-name="T7">Greater</text:span>" and then "<text:span text:style-name="T7">End of program</text:span>":</text:p>
      <text:p text:style-name="Standard"/>
      <text:p text:style-name="P36">%mathpiper</text:p>
      <text:p text:style-name="P25"/>
      <text:p text:style-name="P24">number <text:span text:style-name="T5">:=</text:span> <text:span text:style-name="T8">6</text:span>;</text:p>
      <text:p text:style-name="P25"/>
      <text:p text:style-name="P24"><text:span text:style-name="T14">If</text:span><text:span text:style-name="T5">(</text:span><text:span text:style-name="T7">number</text:span> <text:span text:style-name="T5">&gt;</text:span> <text:span text:style-name="T8">5</text:span>, <text:span text:style-name="T14">Echo</text:span><text:span text:style-name="T5">(</text:span><text:span text:style-name="T7">number</text:span>, <text:span text:style-name="T16">"is greater than 5."</text:span><text:span text:style-name="T5">))</text:span>;</text:p>
      <text:p text:style-name="P25"/>
      <text:p text:style-name="P24"><text:span text:style-name="T14">Echo</text:span><text:span text:style-name="T5">(</text:span><text:span text:style-name="T16">"End of program."</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6 is greater than 5.</text:p>
      <text:p text:style-name="P24"><text:s text:c="6"/>End of program.</text:p>
      <text:p text:style-name="P40"><text:bookmark-start text:name="DDE_LINK6"/><text:span text:style-name="T10">.</text:span><text:bookmark-end text:name="DDE_LINK6"/><text:span text:style-name="T10"> <text:s text:c="2"/></text:span><text:span text:style-name="T19">%/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6">%mathpiper</text:p>
      <text:p text:style-name="P25"/>
      <text:p text:style-name="P24">number <text:span text:style-name="T5">:=</text:span> <text:span text:style-name="T8">4</text:span>;</text:p>
      <text:p text:style-name="P25"/>
      <text:p text:style-name="P24"><text:span text:style-name="T14">If</text:span><text:span text:style-name="T5">(</text:span><text:span text:style-name="T7">number</text:span> <text:span text:style-name="T5">&gt;</text:span> <text:span text:style-name="T8">5</text:span>, <text:span text:style-name="T14">Echo</text:span><text:span text:style-name="T5">(</text:span>number, <text:span text:style-name="T16">"is greater than 5."</text:span><text:span text:style-name="T5">))</text:span>;</text:p>
      <text:p text:style-name="P25"/>
      <text:p text:style-name="P24"><text:span text:style-name="T14">Echo</text:span><text:span text:style-name="T5">(</text:span><text:span text:style-name="T16">"End of program."</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oft-page-break/><text:s text:c="6"/></text:p>
      <text:p text:style-name="P24"><text:s text:c="6"/><text:span text:style-name="T26">Side Effects:</text:span></text:p>
      <text:p text:style-name="P24"><text:s text:c="6"/>End of program.</text:p>
      <text:p text:style-name="P40"><text:span text:style-name="T10">. <text:s text:c="2"/></text:span><text:span text:style-name="T19">%/output</text:span></text:p>
      <text:p text:style-name="Text_20_body">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6"><text:bookmark-start text:name="DDE_LINK31"/>%mathpiper</text:p>
      <text:p text:style-name="P25"/>
      <text:p text:style-name="P24">x <text:span text:style-name="T5">:=</text:span> <text:span text:style-name="T8">4</text:span>;</text:p>
      <text:p text:style-name="P25"/>
      <text:p text:style-name="P24"><text:bookmark-start text:name="DDE_LINK34"/><text:span text:style-name="T14">If</text:span><text:span text:style-name="T5">(</text:span>x <text:span text:style-name="T5">&gt;</text:span> <text:span text:style-name="T8">5</text:span>,<text:span text:style-name="T14">Echo</text:span><text:span text:style-name="T5">(</text:span>x,<text:span text:style-name="T16">"is greater than 5."</text:span><text:span text:style-name="T5">)</text:span>,<text:span text:style-name="T14">Echo</text:span><text:span text:style-name="T5">(</text:span>x,<text:span text:style-name="T16">"is NOT greater than 5."</text:span><text:span text:style-name="T5">))</text:span>;<text:bookmark-end text:name="DDE_LINK34"/></text:p>
      <text:p text:style-name="P25"/>
      <text:p text:style-name="P24"><text:span text:style-name="T14">Echo</text:span><text:span text:style-name="T5">(</text:span><text:span text:style-name="T16">"End of program."</text:span><text:span text:style-name="T5">)</text:span>;</text:p>
      <text:p text:style-name="P25"/>
      <text:p text:style-name="P36">%/mathpiper<text:bookmark-end text:name="DDE_LINK3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4 is NOT greater than 5.</text:p>
      <text:p text:style-name="P24"><text:s text:c="6"/>End of program.</text:p>
      <text:p text:style-name="P41">. <text:s text:c="2"/><text:span text:style-name="T19">%/output</text:span></text:p>
      <text:h text:style-name="Heading_20_2" text:outline-level="2">Exercises</text:h>
      <text:p text:style-name="Text_20_body">For the following exercises, create a new MathRider worksheet file called <text:span text:style-name="T6">book_1_section_12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24">Write a program which uses the RandomInteger() function to simulate the flipping of a coin (Hint: you can use 1 to represent a head and 2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40">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text:soft-page-break/>Result&gt; False</text:p>
      <text:p text:style-name="Preformatted_20_Text"/>
      <text:p text:style-name="Preformatted_20_Text">In&gt; And(False, True)</text:p>
      <text:p text:style-name="P21">Result&gt; False</text:p>
      <text:p text:style-name="P21"/>
      <text:p text:style-name="P24">In&gt; And(True, True, True, True)</text:p>
      <text:p text:style-name="P21">Result&gt; True</text:p>
      <text:p text:style-name="P21"/>
      <text:p text:style-name="P24">In&gt; And(True, True, False, True)</text:p>
      <text:p text:style-name="P21">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0">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4">Echo</text:span><text:span text:style-name="T5">(</text:span><text:span text:style-name="T16">"1: "</text:span>, a <text:span text:style-name="T5">&lt;</text:span> <text:span text:style-name="T8">5</text:span> And b <text:span text:style-name="T5">&lt;</text:span> <text:span text:style-name="T8">10</text:span><text:span text:style-name="T6">)</text:span>;</text:p>
      <text:p text:style-name="P24"><text:span text:style-name="T14">Echo</text:span><text:span text:style-name="T5">(</text:span><text:span text:style-name="T16">"2: "</text:span>, a <text:span text:style-name="T5">&gt;</text:span> <text:span text:style-name="T8">5</text:span> And b <text:span text:style-name="T5">&gt;</text:span> <text:span text:style-name="T8">10</text:span><text:span text:style-name="T5">)</text:span>;</text:p>
      <text:p text:style-name="P24"><text:span text:style-name="T14">Echo</text:span><text:span text:style-name="T5">(</text:span><text:span text:style-name="T16">"3: "</text:span>, a <text:span text:style-name="T5">&lt;</text:span> <text:span text:style-name="T8">5</text:span> And b <text:span text:style-name="T5">&gt;</text:span> <text:span text:style-name="T8">10</text:span><text:span text:style-name="T5">)</text:span>;</text:p>
      <text:p text:style-name="P24"><text:span text:style-name="T14">Echo</text:span><text:span text:style-name="T5">(</text:span><text:span text:style-name="T16">"4: "</text:span>, a <text:span text:style-name="T5">&gt;</text:span> <text:span text:style-name="T8">5</text:span> And b <text:span text:style-name="T5">&lt;</text:span> <text:span text:style-name="T8">10</text:span><text:span text:style-name="T5">)</text:span>;</text:p>
      <text:p text:style-name="P25"/>
      <text:p text:style-name="P24"><text:span text:style-name="T14">If</text:span><text:span text:style-name="T5">(</text:span>a <text:span text:style-name="T5">&gt;</text:span> <text:span text:style-name="T8">5</text:span> And b <text:span text:style-name="T5">&lt;</text:span> <text:span text:style-name="T8">10</text:span>, <text:span text:style-name="T14">Echo</text:span><text:span text:style-name="T5">(</text:span><text:span text:style-name="T16">"These expressions are both true."</text:span><text:span text:style-name="T5">))</text:span>;</text:p>
      <text:p text:style-name="P25"/>
      <text:p text:style-name="P36">%/mathpiper</text:p>
      <text:p text:style-name="P25"/>
      <text:p text:style-name="P24"><text:s text:c="4"/><text:span text:style-name="T19">%output,preserve="false"</text:span></text:p>
      <text:p text:style-name="P24"><text:soft-page-break/><text:s text:c="6"/><text:span text:style-name="T19">Result:</text:span> True</text:p>
      <text:p text:style-name="P24"><text:s text:c="6"/></text:p>
      <text:p text:style-name="P24"><text:s text:c="6"/><text:span text:style-name="T26">Side Effects:</text:span></text:p>
      <text:p text:style-name="P24"><text:s text:c="6"/>1: False </text:p>
      <text:p text:style-name="P24"><text:s text:c="6"/>2: False </text:p>
      <text:p text:style-name="P24"><text:s text:c="6"/>3: False </text:p>
      <text:p text:style-name="P24"><text:s text:c="6"/>4: True </text:p>
      <text:p text:style-name="P24"><text:s text:c="6"/>These expressions are both true.</text:p>
      <text:p text:style-name="P41"><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0">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0">expression1 Or expression2</text:p>
          </table:table-cell>
        </table:table-row>
      </table:table>
      <text:p text:style-name="Standard"/>
      <text:p text:style-name="Text_20_body">and this example shows infix notation being used:</text:p>
      <text:p text:style-name="Preformatted_20_Text"/>
      <text:p text:style-name="Preformatted_20_Text"><text:soft-page-break/>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Result&gt; False</text:p>
      <text:p text:style-name="Preformatted_20_Text"/>
      <text:p text:style-name="Text_20_body">The following program also demonstrates the infix version of the Or() function being used:</text:p>
      <text:p text:style-name="Standard"/>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4">Echo</text:span><text:span text:style-name="T5">(</text:span><text:span text:style-name="T16">"1: "</text:span>, a <text:span text:style-name="T5">&lt;</text:span> <text:span text:style-name="T8">5</text:span> Or b <text:span text:style-name="T5">&lt;</text:span> <text:span text:style-name="T8">10</text:span><text:span text:style-name="T5">)</text:span>;</text:p>
      <text:p text:style-name="P24"><text:span text:style-name="T14">Echo</text:span><text:span text:style-name="T5">(</text:span><text:span text:style-name="T16">"2: "</text:span>, a <text:span text:style-name="T5">&gt;</text:span> <text:span text:style-name="T8">5</text:span> Or b <text:span text:style-name="T5">&gt;</text:span> <text:span text:style-name="T8">10</text:span><text:span text:style-name="T5">)</text:span>;</text:p>
      <text:p text:style-name="P24"><text:span text:style-name="T14">Echo</text:span><text:span text:style-name="T5">(</text:span><text:span text:style-name="T16">"3: "</text:span>, a <text:span text:style-name="T5">&gt;</text:span> <text:span text:style-name="T8">5</text:span> Or b <text:span text:style-name="T5">&lt;</text:span> <text:span text:style-name="T8">10</text:span><text:span text:style-name="T5">)</text:span>;</text:p>
      <text:p text:style-name="P24"><text:span text:style-name="T14">Echo</text:span><text:span text:style-name="T5">(</text:span><text:span text:style-name="T16">"4: "</text:span>, a <text:span text:style-name="T5">&lt;</text:span> <text:span text:style-name="T8">5</text:span> Or b <text:span text:style-name="T5">&gt;</text:span> <text:span text:style-name="T8">10</text:span><text:span text:style-name="T5">)</text:span>;</text:p>
      <text:p text:style-name="P25"/>
      <text:p text:style-name="P24"><text:span text:style-name="T14">If</text:span><text:span text:style-name="T5">(</text:span>a <text:span text:style-name="T5">&lt;</text:span> <text:span text:style-name="T8">5</text:span> Or b <text:span text:style-name="T5">&lt;</text:span> <text:span text:style-name="T8">10</text:span>,<text:span text:style-name="T14">Echo</text:span><text:span text:style-name="T5">(</text:span><text:span text:style-name="T16">"At least one of these expressions is true."</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rue </text:p>
      <text:p text:style-name="P24"><text:s text:c="6"/>2: True </text:p>
      <text:p text:style-name="P24"><text:s text:c="6"/>3: True </text:p>
      <text:p text:style-name="P24"><text:s text:c="6"/>4: False </text:p>
      <text:p text:style-name="P24"><text:s text:c="6"/>At least one of these expressions is true.</text:p>
      <text:p text:style-name="P40"><text:span text:style-name="T10">. <text:s text:c="2"/></text:span><text:span text:style-name="T19">%/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40">Not(expression)</text:p>
          </table:table-cell>
        </table:table-row>
      </table:table>
      <text:p text:style-name="Preformatted_20_Text"/>
      <text:p text:style-name="Standard"><text:soft-page-break/>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0">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6">%mathpiper</text:p>
      <text:p text:style-name="P25"/>
      <text:p text:style-name="P24"><text:span text:style-name="T14">Echo</text:span><text:span text:style-name="T5">(</text:span><text:span text:style-name="T16">"3 = 3 is "</text:span>, <text:span text:style-name="T8">3</text:span> <text:span text:style-name="T5">=</text:span> <text:span text:style-name="T8">3</text:span><text:span text:style-name="T5">)</text:span>;</text:p>
      <text:p text:style-name="P25"/>
      <text:p text:style-name="P24"><text:span text:style-name="T14">Echo</text:span><text:span text:style-name="T5">(</text:span><text:span text:style-name="T16">"Not 3 = 3 is "</text:span>, <text:span text:style-name="T14">Not</text:span> <text:span text:style-name="T8">3</text:span> <text:span text:style-name="T5">=</text:span> <text:span text:style-name="T8">3</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3 = 3 is True </text:p>
      <text:p text:style-name="P24"><text:s text:c="6"/>Not 3 = 3 is False</text:p>
      <text:p text:style-name="P40"><text:span text:style-name="T10">. <text:s text:c="2"/></text:span><text:span text:style-name="T19">%/output</text:span></text:p>
      <text:h text:style-name="Heading_20_2" text:outline-level="2">Exercises</text:h>
      <text:p text:style-name="Text_20_body">For the following exercises, create a new MathRider worksheet file called <text:span text:style-name="T6">book_1_section_12c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2c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And die2 &lt;= 3, Echo("Both dice came up &lt;= to 3.") );</text:p>
      <text:p text:style-name="Preformatted_20_Text"/>
      <text:p text:style-name="Preformatted_20_Text">%/mathpiper</text:p>
      <text:h text:style-name="Heading_20_3" text:outline-level="3"><text:soft-page-break/>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Or di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0">While(predicate)<text:tab/><text:tab/><text:tab/><text:tab/><text:tab/><text:tab/><text:tab/><text:tab/><text:tab/><text:tab/><text:tab/></text:p>
      <text:p text:style-name="P30">[ <text:tab/><text:tab/><text:tab/><text:tab/><text:tab/><text:tab/><text:tab/><text:tab/><text:tab/><text:tab/><text:tab/><text:tab/><text:tab/></text:p>
      <text:p text:style-name="P8"><text:s text:c="4"/>body_expressions<text:tab/><text:tab/><text:tab/><text:tab/><text:tab/><text:tab/><text:tab/><text:tab/><text:tab/><text:tab/></text:p>
      <text:p text:style-name="P54">];<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6">%mathpiper</text:p>
      <text:p text:style-name="P25"/>
      <text:p text:style-name="P38">// This program prints the integers from 1 to 10.</text:p>
      <text:p text:style-name="P25"/>
      <text:p text:style-name="P25"/>
      <text:p text:style-name="P38">/*</text:p>
      <text:p text:style-name="P38"><text:s text:c="4"/>Initialize the variable count to 1</text:p>
      <text:p text:style-name="P38"><text:s text:c="4"/>outside of the While "loop".</text:p>
      <text:p text:style-name="P38">*/</text:p>
      <text:p text:style-name="P24">count <text:span text:style-name="T5">:=</text:span> <text:span text:style-name="T8">1</text:span>;</text:p>
      <text:p text:style-name="P25"/>
      <text:p text:style-name="P24"><text:span text:style-name="T14">While</text:span><text:span text:style-name="T5">(</text:span><text:span text:style-name="T7">count</text:span> <text:span text:style-name="T5">&lt;=</text:span> <text:span text:style-name="T8">10</text:span><text:span text:style-name="T5">)</text:span></text:p>
      <text:p text:style-name="P24">[</text:p>
      <text:p text:style-name="P24"><text:soft-page-break/><text:s text:c="4"/><text:span text:style-name="T14">Echo</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3">//Increment count by 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text:bookmark-start text:name="DDE_LINK8"/>.<text:bookmark-end text:name="DDE_LINK8"/> <text:s text:c="2"/><text:span text:style-name="T19">%/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count</text:span> and then the While() function is <text:s/>called. <text:s/>The predicate expression <text:span text:style-name="T21">count</text:span><text:span text:style-name="T6"> &lt;= 10</text:span> becomes <text:span text:style-name="T21">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36"><text:bookmark-start text:name="DDE_LINK41"/>%mathpiper</text:p>
      <text:p text:style-name="P25"/>
      <text:p text:style-name="P38">// Print the integers from 1 to 100.</text:p>
      <text:p text:style-name="P25"/>
      <text:p text:style-name="P24">count <text:span text:style-name="T5">:=</text:span> <text:span text:style-name="T8">1</text:span>;</text:p>
      <text:p text:style-name="P25"/>
      <text:p text:style-name="P24"><text:span text:style-name="T14">While</text:span><text:span text:style-name="T5">(</text:span><text:span text:style-name="T7">count</text:span> <text:span text:style-name="T5">&lt;=</text:span> <text:span text:style-name="T8">100</text:span><text:span text:style-name="T5">)</text:span></text:p>
      <text:p text:style-name="P24">[</text:p>
      <text:p text:style-name="P24"><text:s text:c="4"/><text:span text:style-name="T14">Write</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3">//Increment count by 1.</text:span></text:p>
      <text:p text:style-name="P24">];</text:p>
      <text:p text:style-name="P25"/>
      <text:p text:style-name="P36">%/mathpiper<text:bookmark-end text:name="DDE_LINK4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2,3,4,5,6,7,8,9,10,11,12,13,14,15,16,17,18,19,20,21,22,23,</text:p>
      <text:p text:style-name="P24"><text:s text:c="6"/>24,25,26,27,28,29,30,31,32,33,34,35,36,37,38,39,40,41,42,43,</text:p>
      <text:p text:style-name="P24"><text:s text:c="6"/>44,45,46,47,48,49,50,51,52,53,54,55,56,57,58,59,60,61,62,63,</text:p>
      <text:p text:style-name="P24"><text:s text:c="6"/>64,65,66,67,68,69,70,71,72,73,74,75,76,77,78,79,80,81,82,83,</text:p>
      <text:p text:style-name="P24"><text:s text:c="6"/>84,85,86,87,88,89,90,91,92,93,94,95,96,97,98,99,100</text:p>
      <text:p text:style-name="P40"><text:bookmark-start text:name="DDE_LINK9"/><text:span text:style-name="T10">.</text:span><text:bookmark-end text:name="DDE_LINK9"/><text:span text:style-name="T10"> <text:s text:c="2"/></text:span><text:span text:style-name="T19">%/output</text:span></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6">%mathpiper</text:p>
      <text:p text:style-name="P25"/>
      <text:p text:style-name="P38">//Print the odd integers from 1 to 99.</text:p>
      <text:p text:style-name="P25"/>
      <text:p text:style-name="P24"><text:soft-page-break/>x <text:span text:style-name="T5">:=</text:span> <text:span text:style-name="T8">1</text:span>; </text:p>
      <text:p text:style-name="P25"/>
      <text:p text:style-name="P24"><text:span text:style-name="T14">While</text:span><text:span text:style-name="T5">(</text:span>x <text:span text:style-name="T5">&lt;=</text:span> <text:span text:style-name="T8">100</text:span><text:span text:style-name="T5">)</text:span></text:p>
      <text:p text:style-name="P24">[</text:p>
      <text:p text:style-name="P24"><text:s text:c="4"/><text:span text:style-name="T14">Write</text:span><text:span text:style-name="T5">(</text:span>x,,<text:span text:style-name="T5">)</text:span>;</text:p>
      <text:p text:style-name="P24"><text:s text:c="4"/>x <text:span text:style-name="T5">:=</text:span> x <text:span text:style-name="T5">+</text:span> <text:span text:style-name="T8">2</text:span>; <text:s/><text:span text:style-name="T23">//Increment x by 2.</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3,5,7,9,11,13,15,17,19,21,23,25,27,29,31,33,35,37,39,41,43,</text:p>
      <text:p text:style-name="P24"><text:s text:c="6"/>45,47,49,51,53,55,57,59,61,63,65,67,69,71,73,75,77,79,81,83,</text:p>
      <text:p text:style-name="P24"><text:s text:c="6"/>85,87,89,91,93,95,97,99</text:p>
      <text:p text:style-name="P40"><text:bookmark-start text:name="DDE_LINK11"/><text:span text:style-name="T10">.</text:span><text:bookmark-end text:name="DDE_LINK11"/><text:span text:style-name="T10"> <text:s text:c="2"/></text:span><text:span text:style-name="T19">%/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6">%mathpiper</text:p>
      <text:p text:style-name="P25"/>
      <text:p text:style-name="P38">//Print the integers from 1 to 100 in reverse order.</text:p>
      <text:p text:style-name="P25"/>
      <text:p text:style-name="P24">x <text:span text:style-name="T5">:=</text:span> <text:span text:style-name="T8">100</text:span>; </text:p>
      <text:p text:style-name="P25"/>
      <text:p text:style-name="P24"><text:span text:style-name="T14">While</text:span><text:span text:style-name="T5">(</text:span>x <text:span text:style-name="T5">&gt;=</text:span> <text:span text:style-name="T8">1</text:span><text:span text:style-name="T5">)</text:span></text:p>
      <text:p text:style-name="P24">[</text:p>
      <text:p text:style-name="P24"><text:s text:c="4"/><text:span text:style-name="T14">Write</text:span><text:span text:style-name="T5">(</text:span>x,,<text:span text:style-name="T5">)</text:span>;</text:p>
      <text:p text:style-name="P24"><text:s text:c="4"/>x <text:span text:style-name="T5">:=</text:span> x <text:span text:style-name="T5">-</text:span> <text:span text:style-name="T8">1</text:span>; <text:s/><text:span text:style-name="T23">//Decrement x by 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7"/>100,99,98,97,96,95,94,93,92,91,90,89,88,87,86,85,84,83,82,</text:p>
      <text:p text:style-name="P24"><text:s text:c="7"/>81,80,79,78,77,76,75,74,73,72,71,70,69,68,67,66,65,64,63,</text:p>
      <text:p text:style-name="P24"><text:s text:c="7"/>62,61,60,59,58,57,56,55,54,53,52,51,50,49,48,47,46,45,44,</text:p>
      <text:p text:style-name="P24"><text:s text:c="7"/>43,42,41,40,39,38,37,36,35,34,33,32,31,30,29,28,27,26,25,</text:p>
      <text:p text:style-name="P24"><text:s text:c="7"/>24,23,22,21,20,19,18,17,16,15,14,13,12,11,10,9,8,7,6,5,4,</text:p>
      <text:p text:style-name="P24"><text:s text:c="7"/>3,2,1</text:p>
      <text:p text:style-name="P40"><text:bookmark-start text:name="DDE_LINK10"/><text:span text:style-name="T10">.</text:span><text:bookmark-end text:name="DDE_LINK10"/><text:span text:style-name="T10"> <text:s text:c="2"/></text:span><text:span text:style-name="T19">%/output</text:span></text:p>
      <text:p text:style-name="Text_20_body"><text:soft-page-break/>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text:span text:style-name="T21">console</text:span> and then pressing the <text:s/>"<text:span text:style-name="T9">Halt Calculation</text:span>" button which in the upper left corner of the console.</text:p>
      <text:p text:style-name="Text_20_body">Lets experiment with the <text:span text:style-name="T6">Halt Calculation</text:span> button by executing a program that contains an infinite loop and then stopping it:</text:p>
      <text:p text:style-name="Standard"/>
      <text:p text:style-name="P36">%mathpiper</text:p>
      <text:p text:style-name="P25"/>
      <text:p text:style-name="P38">//Infinite loop example program.</text:p>
      <text:p text:style-name="P25"/>
      <text:p text:style-name="P24">x <text:span text:style-name="T5">:=</text:span> <text:span text:style-name="T8">1</text:span>;</text:p>
      <text:p text:style-name="P24"><text:span text:style-name="T14">While</text:span><text:span text:style-name="T5">(</text:span>x <text:span text:style-name="T5">&lt;</text:span> <text:span text:style-name="T8">10</text:span><text:span text:style-name="T5">)</text:span></text:p>
      <text:p text:style-name="P24">[</text:p>
      <text:p text:style-name="P24"><text:s text:c="4"/>x := <text:span text:style-name="T8">3</text:span>; <text:span text:style-name="T23">//Oops, x is not being incremented!.</text:span> </text:p>
      <text:p text:style-name="P24">];</text:p>
      <text:p text:style-name="P25"/>
      <text:p text:style-name="P36">%/mathpiper</text:p>
      <text:p text:style-name="P25"/>
      <text:p text:style-name="P24"><text:s text:c="4"/><text:span text:style-name="T19">%output,preserve="false"</text:span></text:p>
      <text:p text:style-name="P24"><text:s text:c="6"/>Processing...</text:p>
      <text:p text:style-name="P41"><text:bookmark-start text:name="DDE_LINK12"/>.<text:bookmark-end text:name="DDE_LINK12"/> <text:s text:c="2"/><text:span text:style-name="T19">%/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Halt Calculation</text:span> button. <text:s/>When the program is interrupted, the %output fold will display the <text:soft-page-break/>message "<text:span text:style-name="T9">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5"/>
      <text:p text:style-name="P36"><text:bookmark-start text:name="DDE_LINK44"/>%mathpiper</text:p>
      <text:p text:style-name="P38">/*</text:p>
      <text:p text:style-name="P38"><text:s text:c="2"/>This program simulates rolling two dice 50 times.</text:p>
      <text:p text:style-name="P38">*/</text:p>
      <text:p text:style-name="P34"/>
      <text:p text:style-name="P25"/>
      <text:p text:style-name="P38">/*</text:p>
      <text:p text:style-name="P38"><text:s text:c="2"/>These variables are used to record how many times</text:p>
      <text:p text:style-name="P38"><text:s text:c="2"/>a possible sum of two dice has been rolled. <text:s/>They are</text:p>
      <text:p text:style-name="P38"><text:s text:c="2"/>all initialized to 0 before the simulation begins.</text:p>
      <text:p text:style-name="P38">*/</text:p>
      <text:p text:style-name="P24">numberOfTwosRolled <text:span text:style-name="T5">:=</text:span> <text:span text:style-name="T8">0</text:span>;</text:p>
      <text:p text:style-name="P24">numberOfThreesRolled <text:span text:style-name="T5">:=</text:span> <text:span text:style-name="T8">0</text:span>;</text:p>
      <text:p text:style-name="P24">numberOfFoursRolled <text:span text:style-name="T5">:=</text:span> <text:span text:style-name="T8">0</text:span>;</text:p>
      <text:p text:style-name="P24">numberOfFivesRolled <text:span text:style-name="T5">:=</text:span> <text:span text:style-name="T8">0</text:span>;</text:p>
      <text:p text:style-name="P24">numberOfSixesRolled <text:span text:style-name="T5">:=</text:span> <text:span text:style-name="T8">0</text:span>;</text:p>
      <text:p text:style-name="P24">numberOfSevensRolled <text:span text:style-name="T5">:=</text:span> <text:span text:style-name="T8">0</text:span>;</text:p>
      <text:p text:style-name="P24">numberOfEightsRolled <text:span text:style-name="T5">:=</text:span> <text:span text:style-name="T8">0</text:span>;</text:p>
      <text:p text:style-name="P24">numberOfNinesRolled <text:span text:style-name="T5">:=</text:span> <text:span text:style-name="T8">0</text:span>;</text:p>
      <text:p text:style-name="P24">numberOfTensRolled <text:span text:style-name="T5">:=</text:span> <text:span text:style-name="T8">0</text:span>;</text:p>
      <text:p text:style-name="P24">numberOfElevensRolled <text:span text:style-name="T5">:=</text:span> <text:span text:style-name="T8">0</text:span>;</text:p>
      <text:p text:style-name="P24">numberOfTwelvesRolled <text:span text:style-name="T5">:=</text:span> <text:span text:style-name="T8">0</text:span>;</text:p>
      <text:p text:style-name="P25"/>
      <text:p text:style-name="P25"/>
      <text:p text:style-name="P38">//This variable keeps track of the number of the current roll.</text:p>
      <text:p text:style-name="P24">roll <text:span text:style-name="T5">:=</text:span> <text:span text:style-name="T8">1</text:span>;</text:p>
      <text:p text:style-name="P25"/>
      <text:p text:style-name="P25"/>
      <text:p text:style-name="P24"><text:span text:style-name="T14">Echo</text:span><text:span text:style-name="T5">(</text:span><text:span text:style-name="T16">"These are the rolls:"</text:span><text:span text:style-name="T5">)</text:span>;</text:p>
      <text:p text:style-name="P34"/>
      <text:p text:style-name="P25"/>
      <text:p text:style-name="P38">/*</text:p>
      <text:p text:style-name="P38"><text:s/>The simulation is performed inside of this while loop. <text:s/>The number of</text:p>
      <text:p text:style-name="P38"><text:s/>times the dice will be rolled can be changed by changing the number 50</text:p>
      <text:p text:style-name="P38"><text:soft-page-break/><text:s/>which is in the While function's predicate expression.</text:p>
      <text:p text:style-name="P38">*/</text:p>
      <text:p text:style-name="P24"><text:span text:style-name="T30">While</text:span><text:span text:style-name="T5">(</text:span>roll <text:span text:style-name="T5">&lt;=</text:span> <text:span text:style-name="T8">50</text:span><text:span text:style-name="T5">)</text:span></text:p>
      <text:p text:style-name="P24">[</text:p>
      <text:p text:style-name="P24"><text:s text:c="4"/><text:span text:style-name="T23">//Roll the dice.</text:span></text:p>
      <text:p text:style-name="P24"><text:s text:c="4"/>die1 <text:span text:style-name="T5">:=</text:span> <text:span text:style-name="T24">RandomInteger</text:span><text:span text:style-name="T5">(</text:span><text:span text:style-name="T8">6</text:span><text:span text:style-name="T5">)</text:span>;</text:p>
      <text:p text:style-name="P24"><text:s text:c="4"/>die2 <text:span text:style-name="T5">:=</text:span> <text:span text:style-name="T24">RandomInteger</text:span><text:span text:style-name="T5">(</text:span><text:span text:style-name="T8">6</text:span><text:span text:style-name="T5">)</text:span>;</text:p>
      <text:p text:style-name="P24"><text:s text:c="4"/></text:p>
      <text:p text:style-name="P24"><text:s text:c="4"/></text:p>
      <text:p text:style-name="P24"><text:s text:c="4"/><text:span text:style-name="T23">//Calculate the sum of the two dice.</text:span></text:p>
      <text:p text:style-name="P24"><text:s text:c="4"/>rollSum <text:span text:style-name="T5">:=</text:span> die1 <text:span text:style-name="T5">+</text:span> die2;</text:p>
      <text:p text:style-name="P24"><text:s text:c="4"/></text:p>
      <text:p text:style-name="P24"><text:s text:c="4"/></text:p>
      <text:p text:style-name="P24"><text:s text:c="4"/><text:span text:style-name="T23">/*</text:span></text:p>
      <text:p text:style-name="P38"><text:s text:c="5"/>Print the sum that was rolled. <text:s/>Note: if a large number of rolls </text:p>
      <text:p text:style-name="P38"><text:s text:c="5"/>is going to be performed (say &gt; 1000), it would be best to comment</text:p>
      <text:p text:style-name="P38"><text:s text:c="5"/>out this Write() function so that it does not put too much text</text:p>
      <text:p text:style-name="P38"><text:s text:c="5"/>into the output fold.</text:p>
      <text:p text:style-name="P38"><text:s text:c="4"/>*/</text:p>
      <text:p text:style-name="P24"><text:s text:c="4"/><text:span text:style-name="T30">Write</text:span><text:span text:style-name="T5">(</text:span>rollSum,,<text:span text:style-name="T5">)</text:span>;</text:p>
      <text:p text:style-name="P24"><text:s text:c="4"/></text:p>
      <text:p text:style-name="P24"><text:s text:c="4"/></text:p>
      <text:p text:style-name="P24"><text:s text:c="4"/><text:span text:style-name="T23">/*</text:span></text:p>
      <text:p text:style-name="P38"><text:s text:c="5"/>These If() functions determine which sum was rolled and then add</text:p>
      <text:p text:style-name="P38"><text:s text:c="5"/>1 to the variable which is keeping track of the number of times</text:p>
      <text:p text:style-name="P38"><text:s text:c="5"/>that sum was rolled.</text:p>
      <text:p text:style-name="P38"><text:s text:c="4"/>*/</text:p>
      <text:p text:style-name="P24"><text:s text:c="4"/><text:span text:style-name="T30">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4"><text:s text:c="4"/><text:span text:style-name="T30">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4"><text:s text:c="4"/><text:span text:style-name="T30">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4"><text:s text:c="4"/><text:span text:style-name="T30">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4"><text:s text:c="4"/><text:span text:style-name="T30">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4"><text:s text:c="4"/><text:span text:style-name="T30">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4"><text:s text:c="4"/><text:span text:style-name="T30">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4"><text:s text:c="4"/><text:span text:style-name="T30">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4"><text:s text:c="4"/><text:span text:style-name="T30">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4"><text:s text:c="4"/><text:span text:style-name="T30">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4"><text:s text:c="4"/><text:span text:style-name="T30">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4"><text:s text:c="4"/></text:p>
      <text:p text:style-name="P24"><text:s text:c="4"/></text:p>
      <text:p text:style-name="P24"><text:s text:c="4"/><text:span text:style-name="T23">//Increment the roll variable to the next roll number.</text:span></text:p>
      <text:p text:style-name="P24"><text:s text:c="4"/>roll <text:span text:style-name="T5">:=</text:span> roll <text:span text:style-name="T5">+</text:span> <text:span text:style-name="T8">1</text:span>;</text:p>
      <text:p text:style-name="P24">];</text:p>
      <text:p text:style-name="P25"/>
      <text:p text:style-name="P25"/>
      <text:p text:style-name="P38">//Print the contents of the sum count variables for visual analysis.</text:p>
      <text:p text:style-name="P24"><text:span text:style-name="T14">NewLine</text:span><text:span text:style-name="T5">()</text:span>;</text:p>
      <text:p text:style-name="P24"><text:span text:style-name="T14">NewLine</text:span><text:span text:style-name="T5">()</text:span>;</text:p>
      <text:p text:style-name="P24"><text:span text:style-name="T14">Echo</text:span><text:span text:style-name="T5">(</text:span><text:span text:style-name="T16">"Number of Twos rolled: "</text:span>, numberOfTwosRolled<text:span text:style-name="T5">)</text:span>;</text:p>
      <text:p text:style-name="P24"><text:span text:style-name="T14">Echo</text:span><text:span text:style-name="T5">(</text:span><text:span text:style-name="T16">"Number of Threes rolled: "</text:span>, numberOfThreesRolled<text:span text:style-name="T5">)</text:span>;</text:p>
      <text:p text:style-name="P24"><text:soft-page-break/><text:span text:style-name="T14">Echo</text:span><text:span text:style-name="T5">(</text:span><text:span text:style-name="T16">"Number of Fours rolled: "</text:span>, numberOfFoursRolled<text:span text:style-name="T5">)</text:span>;</text:p>
      <text:p text:style-name="P24"><text:span text:style-name="T14">Echo</text:span><text:span text:style-name="T5">(</text:span><text:span text:style-name="T16">"Number of Fives rolled: "</text:span>, numberOfFivesRolled<text:span text:style-name="T5">)</text:span>;</text:p>
      <text:p text:style-name="P24"><text:span text:style-name="T14">Echo</text:span><text:span text:style-name="T5">(</text:span><text:span text:style-name="T16">"Number of Sixes rolled: "</text:span>, numberOfSixesRolled<text:span text:style-name="T5">)</text:span>;</text:p>
      <text:p text:style-name="P24"><text:span text:style-name="T14">Echo</text:span><text:span text:style-name="T5">(</text:span><text:span text:style-name="T16">"Number of Sevens rolled: "</text:span>, numberOfSevensRolled<text:span text:style-name="T5">)</text:span>;</text:p>
      <text:p text:style-name="P24"><text:span text:style-name="T14">Echo</text:span><text:span text:style-name="T5">(</text:span><text:span text:style-name="T16">"Number of Eights rolled: "</text:span>, numberOfEightsRolled<text:span text:style-name="T5">)</text:span>;</text:p>
      <text:p text:style-name="P24"><text:span text:style-name="T14">Echo</text:span><text:span text:style-name="T5">(</text:span><text:span text:style-name="T16">"Number of Nines rolled: "</text:span>, numberOfNinesRolled<text:span text:style-name="T5">)</text:span>;</text:p>
      <text:p text:style-name="P24"><text:span text:style-name="T14">Echo</text:span><text:span text:style-name="T5">(</text:span><text:span text:style-name="T16">"Number of Tens rolled: "</text:span>, numberOfTensRolled<text:span text:style-name="T5">)</text:span>;</text:p>
      <text:p text:style-name="P24"><text:span text:style-name="T14">Echo</text:span><text:span text:style-name="T5">(</text:span><text:span text:style-name="T16">"Number of Elevens rolled: "</text:span>, numberOfElevensRolled<text:span text:style-name="T5">)</text:span>;</text:p>
      <text:p text:style-name="P24"><text:span text:style-name="T14">Echo</text:span><text:span text:style-name="T5">(</text:span><text:span text:style-name="T16">"Number of Twelves rolled: "</text:span>, numberOfTwelvesRolled<text:span text:style-name="T5">)</text:span>;</text:p>
      <text:p text:style-name="P25"/>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These are the rolls:</text:p>
      <text:p text:style-name="P24"><text:s text:c="6"/>4,8,6,4,6,9,7,11,9,3,11,6,11,7,11,4,7,7,8,7,3,6,7,7,7,12,4,</text:p>
      <text:p text:style-name="P24"><text:tab/> 12,7,8,12,6,8,10,10,5,9,8,4,5,3,5,7,7,4,6,7,7,5,8,</text:p>
      <text:p text:style-name="P24"><text:s text:c="6"/></text:p>
      <text:p text:style-name="P24"><text:s text:c="6"/>Number of Twos rolled: 0 </text:p>
      <text:p text:style-name="P24"><text:s text:c="6"/>Number of Threes rolled: 3 </text:p>
      <text:p text:style-name="P24"><text:s text:c="6"/>Number of Fours rolled: 6 </text:p>
      <text:p text:style-name="P24"><text:s text:c="6"/>Number of Fives rolled: 4 </text:p>
      <text:p text:style-name="P24"><text:s text:c="6"/>Number of Sixes rolled: 6 </text:p>
      <text:p text:style-name="P24"><text:s text:c="6"/>Number of Sevens rolled: 13 </text:p>
      <text:p text:style-name="P24"><text:s text:c="6"/>Number of Eights rolled: 6 </text:p>
      <text:p text:style-name="P24"><text:s text:c="6"/>Number of Nines rolled: 3 </text:p>
      <text:p text:style-name="P24"><text:s text:c="6"/>Number of Tens rolled: 2 </text:p>
      <text:p text:style-name="P24"><text:s text:c="6"/>Number of Elevens rolled: 4 </text:p>
      <text:p text:style-name="P24"><text:s text:c="6"/>Number of Twelves rolled: 3</text:p>
      <text:p text:style-name="P45">. <text:s text:c="2"/>%/output<text:bookmark-end text:name="DDE_LINK44"/></text:p>
      <text:h text:style-name="Heading_20_2" text:outline-level="2">Exercises</text:h>
      <text:p text:style-name="Text_20_body">For the following exercises, create a new MathRider worksheet file called <text:span text:style-name="T6">book_1_section_13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text:span text:style-name="T9">single coin</text:span> 500 times. <text:s/>Print the number of times the coin came up heads and the number of times it came up tails after the loop is finished executing.</text:p>
      <text:p text:style-name="P60"/>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Clear(a)</text:p>
      <text:p text:style-name="P21"><text:soft-page-break/>Result&gt; True</text:p>
      <text:p text:style-name="Preformatted_20_Text"/>
      <text:p text:style-name="Preformatted_20_Text">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5"/>
      <text:p text:style-name="P36">%mathpiper</text:p>
      <text:p text:style-name="P25"/>
      <text:p text:style-name="P38">//Determine which numbers between 1 and 20 (inclusive) are prime.</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20</text:span><text:span text:style-name="T5">)</text:span></text:p>
      <text:p text:style-name="P24">[</text:p>
      <text:p text:style-name="P24"><text:s text:c="4"/>primeStatus <text:span text:style-name="T5">:=</text:span> <text:span text:style-name="T14">IsPrime</text:span><text:span text:style-name="T5">(</text:span>x<text:span text:style-name="T5">)</text:span>;</text:p>
      <text:p text:style-name="P24"><text:s text:c="4"/></text:p>
      <text:p text:style-name="P24"><text:s text:c="4"/><text:span text:style-name="T14">Echo</text:span><text:span text:style-name="T5">(</text:span>x, <text:span text:style-name="T16">"is prime: "</text:span>, primeStatus<text:span text:style-name="T5">)</text:span>;</text:p>
      <text:p text:style-name="P24"><text:s text:c="4"/></text:p>
      <text:p text:style-name="P24"><text:s text:c="4"/>x <text:span text:style-name="T5">:=</text:span> x <text:span text:style-name="T5">+</text:span> <text:span text:style-name="T8">1</text:span>;</text:p>
      <text:p text:style-name="P24">];</text:p>
      <text:p text:style-name="P34"/>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is prime: False </text:p>
      <text:p text:style-name="P24"><text:s text:c="6"/>2 is prime: True </text:p>
      <text:p text:style-name="P24"><text:s text:c="6"/>3 is prime: True </text:p>
      <text:p text:style-name="P24"><text:s text:c="6"/>4 is prime: False </text:p>
      <text:p text:style-name="P24"><text:s text:c="6"/>5 is prime: True </text:p>
      <text:p text:style-name="P24"><text:s text:c="6"/>6 is prime: False </text:p>
      <text:p text:style-name="P24"><text:s text:c="6"/>7 is prime: True </text:p>
      <text:p text:style-name="P24"><text:s text:c="6"/>8 is prime: False </text:p>
      <text:p text:style-name="P24"><text:soft-page-break/><text:s text:c="6"/>9 is prime: False </text:p>
      <text:p text:style-name="P24"><text:s text:c="6"/>10 is prime: False </text:p>
      <text:p text:style-name="P24"><text:s text:c="6"/>11 is prime: True </text:p>
      <text:p text:style-name="P24"><text:s text:c="6"/>12 is prime: False </text:p>
      <text:p text:style-name="P24"><text:s text:c="6"/>13 is prime: True </text:p>
      <text:p text:style-name="P24"><text:s text:c="6"/>14 is prime: False </text:p>
      <text:p text:style-name="P24"><text:s text:c="6"/>15 is prime: False </text:p>
      <text:p text:style-name="P24"><text:s text:c="6"/>16 is prime: False </text:p>
      <text:p text:style-name="P24"><text:s text:c="6"/>17 is prime: True </text:p>
      <text:p text:style-name="P24"><text:s text:c="6"/>18 is prime: False </text:p>
      <text:p text:style-name="P24"><text:s text:c="6"/>19 is prime: True </text:p>
      <text:p text:style-name="P24"><text:s text:c="6"/>20 is prime: False</text:p>
      <text:p text:style-name="P41">. <text:s text:c="2"/><text:span text:style-name="T19">%/output</text:span></text:p>
      <text:p text:style-name="P57">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6"><text:bookmark-start text:name="DDE_LINK35"/>%mathpiper</text:p>
      <text:p text:style-name="P25"/>
      <text:p text:style-name="P38">//Print the prime numbers between 1 and 50 (inclusive).</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text:span><text:span text:style-name="T5">)</text:span></text:p>
      <text:p text:style-name="P24">[</text:p>
      <text:p text:style-name="P24"><text:s text:c="4"/>primeStatus <text:span text:style-name="T5">:=</text:span> <text:span text:style-name="T14">IsPrime</text:span><text:span text:style-name="T5">(</text:span>x<text:span text:style-name="T5">)</text:span>;</text:p>
      <text:p text:style-name="P24"><text:s text:c="4"/></text:p>
      <text:p text:style-name="P24"><text:s text:c="4"/><text:span text:style-name="T30">If</text:span><text:span text:style-name="T5">(</text:span>primeStatus <text:span text:style-name="T5">=</text:span> <text:span text:style-name="T16">True</text:span>, <text:span text:style-name="T30">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bookmark-end text:name="DDE_LINK35"/></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text:p>
      <text:p text:style-name="P45"><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5"/>
      <text:p text:style-name="P36">%mathpiper</text:p>
      <text:p text:style-name="P25"/>
      <text:p text:style-name="P38">/*</text:p>
      <text:p text:style-name="P38"><text:s text:c="4"/>Print the prime numbers between 1 and 50 (inclusive).</text:p>
      <text:p text:style-name="P38"><text:s text:c="4"/>This is a shorter version which places the IsPrime() function</text:p>
      <text:p text:style-name="P38"><text:s text:c="4"/>inside of the If() function instead of using a variable.</text:p>
      <text:p text:style-name="P38">*/</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text:span><text:span text:style-name="T5">)</text:span></text:p>
      <text:p text:style-name="P24">[</text:p>
      <text:p text:style-name="P25"/>
      <text:p text:style-name="P24"><text:s text:c="4"/><text:span text:style-name="T30">If</text:span><text:span text:style-name="T5">(</text:span><text:span text:style-name="T14">IsPrime</text:span><text:span text:style-name="T5">(</text:span>x<text:span text:style-name="T5">)</text:span>, <text:span text:style-name="T30">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text:p>
      <text:p text:style-name="P41">. <text:s text:c="2"/><text:span text:style-name="T19">%/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1">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String(number)</text:p>
      <text:p text:style-name="P21">Result&gt; "523"</text:p>
      <text:p text:style-name="Preformatted_20_Text"/>
      <text:p text:style-name="Preformatted_20_Text">In&gt; leftmostDigit := stringNumber[1]</text:p>
      <text:p text:style-name="P21">Result&gt; "5"</text:p>
      <text:p text:style-name="Preformatted_20_Text"/>
      <text:p text:style-name="Preformatted_20_Text">In&gt; rightmostDigit := stringNumber[ Length(stringNumber)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72">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72">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72">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5"/>
      <text:p text:style-name="P36">%mathpiper</text:p>
      <text:p text:style-name="P25"/>
      <text:p text:style-name="P38">/*</text:p>
      <text:p text:style-name="P38"><text:s text:c="4"/>Find all the prime numbers between 1 and 500 which have a 7</text:p>
      <text:p text:style-name="P38"><text:s text:c="4"/>as their rightmost digit.</text:p>
      <text:p text:style-name="P38">*/</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0</text:span><text:span text:style-name="T5">)</text:span></text:p>
      <text:p text:style-name="P24">[</text:p>
      <text:p text:style-name="P24"><text:s text:c="4"/><text:span text:style-name="T23">//Notice how function parameters can be put on more than one line.</text:span></text:p>
      <text:p text:style-name="P24"><text:s text:c="4"/><text:span text:style-name="T30">If</text:span><text:span text:style-name="T5">(</text:span><text:span text:style-name="T14">IsPrime</text:span><text:span text:style-name="T5">(</text:span>x<text:span text:style-name="T5">)</text:span>,</text:p>
      <text:p text:style-name="P24"><text:s text:c="8"/>[</text:p>
      <text:p text:style-name="P24"><text:s text:c="12"/>stringVersionOfNumber <text:span text:style-name="T5">:=</text:span> <text:span text:style-name="T30">String</text:span><text:span text:style-name="T5">(</text:span>x<text:span text:style-name="T5">)</text:span>;</text:p>
      <text:p text:style-name="P24"><text:s text:c="12"/></text:p>
      <text:p text:style-name="P24"><text:s text:c="12"/>stringLength <text:span text:style-name="T5">:=</text:span> <text:span text:style-name="T30">Length</text:span><text:span text:style-name="T5">(</text:span>stringVersionOfNumber<text:span text:style-name="T5">)</text:span>;</text:p>
      <text:p text:style-name="P24"><text:s text:c="12"/></text:p>
      <text:p text:style-name="P24"><text:s text:c="12"/><text:span text:style-name="T23">//Notice that If() functions can be placed inside of other </text:span></text:p>
      <text:p text:style-name="P24"><text:s text:c="12"/><text:span text:style-name="T23">// If() functions.</text:span></text:p>
      <text:p text:style-name="P24"><text:s text:c="12"/><text:span text:style-name="T30">If</text:span><text:span text:style-name="T5">(</text:span>stringVersionOfNumber[stringLength] <text:span text:style-name="T5">=</text:span> <text:span text:style-name="T16">"7"</text:span>, <text:span text:style-name="T30">Write</text:span><text:span text:style-name="T5">(</text:span>x,,<text:span text:style-name="T5">)</text:span> <text:span text:style-name="T5">)</text:span>;</text:p>
      <text:p text:style-name="P24"><text:s text:c="12"/></text:p>
      <text:p text:style-name="P24"><text:s text:c="8"/>] <text:span text:style-name="T23">//Notice that semicolons cannot be placed after code blocks </text:span></text:p>
      <text:p text:style-name="P24"><text:s text:c="10"/><text:span text:style-name="T23">//which are in function calls.</text:span></text:p>
      <text:p text:style-name="P24"><text:s text:c="10"/></text:p>
      <text:p text:style-name="P24"><text:s text:c="4"/><text:span text:style-name="T5">)</text:span>; <text:span text:style-name="T23">//This is the close parentheses for the outer If() function.</text:span></text:p>
      <text:p text:style-name="P24"><text:s text:c="4"/></text:p>
      <text:p text:style-name="P24"><text:s text:c="4"/>x <text:span text:style-name="T5">:=</text:span> x <text:span text:style-name="T5">+</text:span> <text:span text:style-name="T8">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7,17,37,47,67,97,107,127,137,157,167,197,227,257,277,307,317,</text:p>
      <text:p text:style-name="P24"><text:s text:c="6"/>337,347,367,397,457,467,487,</text:p>
      <text:p text:style-name="P42">. <text:s text:c="2"/><text:span text:style-name="T19">%/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p text:style-name="Text_20_body"><text:bookmark-start text:name="DDE_LINK48"/>For the following exercises, create a new MathRider worksheet file called <text:span text:style-name="T6">book_1_section_14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4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bookmark-end text:name="DDE_LINK48"/></text:p>
      <text:h text:style-name="Heading_20_3" text:outline-level="3">Exercise 2</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3</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1">Result&gt; {7,42,"Hello",1/2,var}</text:p>
      <text:p text:style-name="Preformatted_20_Text"/>
      <text:p text:style-name="Preformatted_20_Text">In&gt; x</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x[1]</text:p>
      <text:p text:style-name="P21">Result&gt; 7</text:p>
      <text:p text:style-name="Preformatted_20_Text"/>
      <text:p text:style-name="Preformatted_20_Text">In&gt; x[2]</text:p>
      <text:p text:style-name="P21">Result&gt; 42</text:p>
      <text:p text:style-name="Preformatted_20_Text"/>
      <text:p text:style-name="Preformatted_20_Text">In&gt; x[3]</text:p>
      <text:p text:style-name="P21">Result&gt; "Hello"</text:p>
      <text:p text:style-name="Preformatted_20_Text"/>
      <text:p text:style-name="Preformatted_20_Text">In&gt; x[4]</text:p>
      <text:p text:style-name="P21">Result&gt; 1/2</text:p>
      <text:p text:style-name="Preformatted_20_Text"/>
      <text:p text:style-name="Preformatted_20_Text">In&gt; x[5]</text:p>
      <text:p text:style-name="P21">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1">Result&gt; {20,30,{31,32,33},40}</text:p>
      <text:p text:style-name="Preformatted_20_Text"/>
      <text:p text:style-name="Preformatted_20_Text">In&gt; x[1]</text:p>
      <text:p text:style-name="P21">Result&gt; 20</text:p>
      <text:p text:style-name="Preformatted_20_Text"/>
      <text:p text:style-name="Preformatted_20_Text">In&gt; x[2]</text:p>
      <text:p text:style-name="P21">Result&gt; 30</text:p>
      <text:p text:style-name="Preformatted_20_Text"/>
      <text:p text:style-name="Preformatted_20_Text">In&gt; x[3]</text:p>
      <text:p text:style-name="P21">Result&gt; {31,32,33}</text:p>
      <text:p text:style-name="Preformatted_20_Text"/>
      <text:p text:style-name="Preformatted_20_Text">In&gt; x[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0">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6"><text:bookmark-start text:name="DDE_LINK37"/>%mathpiper</text:p>
      <text:p text:style-name="P25"/>
      <text:p text:style-name="P38">//Print each number in the list.</text:p>
      <text:p text:style-name="P25"/>
      <text:p text:style-name="P24">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4">y <text:span text:style-name="T5">:=</text:span> <text:span text:style-name="T8">1</text:span>;</text:p>
      <text:p text:style-name="P25"/>
      <text:p text:style-name="P24"><text:span text:style-name="T14">While</text:span><text:span text:style-name="T5">(</text:span>y <text:span text:style-name="T5">&lt;=</text:span> <text:span text:style-name="T14">Length</text:span>(x)<text:span text:style-name="T5">)</text:span></text:p>
      <text:p text:style-name="P24">[</text:p>
      <text:p text:style-name="P24"><text:s text:c="4"/><text:span text:style-name="T14">Echo</text:span><text:span text:style-name="T5">(</text:span>y, <text:span text:style-name="T16">"- "</text:span>, x[y]<text:span text:style-name="T5">)</text:span>;</text:p>
      <text:p text:style-name="P24"><text:s text:c="4"/>y <text:span text:style-name="T5">:=</text:span> y <text:span text:style-name="T5">+</text:span> <text:span text:style-name="T8">1</text:span>;</text:p>
      <text:p text:style-name="P24">];</text:p>
      <text:p text:style-name="P25"><text:soft-page-break/></text:p>
      <text:p text:style-name="P36">%/mathpiper<text:bookmark-end text:name="DDE_LINK37"/></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 55 </text:p>
      <text:p text:style-name="P24"><text:s text:c="6"/>2 - 93 </text:p>
      <text:p text:style-name="P24"><text:s text:c="6"/>3 - 40 </text:p>
      <text:p text:style-name="P24"><text:s text:c="6"/>4 - 21 </text:p>
      <text:p text:style-name="P24"><text:s text:c="6"/>5 - 7 </text:p>
      <text:p text:style-name="P24"><text:s text:c="6"/>6 - 24 </text:p>
      <text:p text:style-name="P24"><text:s text:c="6"/>7 - 15 </text:p>
      <text:p text:style-name="P24"><text:s text:c="6"/>8 - 14 </text:p>
      <text:p text:style-name="P24"><text:s text:c="6"/>9 - 82</text:p>
      <text:p text:style-name="P47"><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6">%mathpiper</text:p>
      <text:p text:style-name="P25"/>
      <text:p text:style-name="P38">//Determine if 53 is in the list.</text:p>
      <text:p text:style-name="P25"/>
      <text:p text:style-name="P24"><text:span text:style-name="T2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4"><text:span text:style-name="T27">index</text:span> <text:span text:style-name="T5">:=</text:span> <text:span text:style-name="T8">1</text:span>;</text:p>
      <text:p text:style-name="P25"/>
      <text:p text:style-name="P24"><text:span text:style-name="T14">While</text:span><text:span text:style-name="T5">(</text:span><text:span text:style-name="T7">index</text:span> <text:span text:style-name="T5">&lt;=</text:span> <text:span text:style-name="T14">Length</text:span>(testList)<text:span text:style-name="T5">)</text:span></text:p>
      <text:p text:style-name="P24">[</text:p>
      <text:p text:style-name="P24"><text:s text:c="4"/><text:span text:style-name="T14">If</text:span><text:span text:style-name="T5">(</text:span><text:span text:style-name="T7">testList</text:span>[index] <text:span text:style-name="T5">=</text:span> <text:span text:style-name="T8">53</text:span>,</text:p>
      <text:p text:style-name="P24"><text:s text:c="8"/><text:span text:style-name="T14">Echo</text:span><text:span text:style-name="T5">(</text:span><text:span text:style-name="T16">"53 was found in the list at position"</text:span>, index<text:span text:style-name="T5">))</text:span>;</text:p>
      <text:p text:style-name="P24"><text:s text:c="8"/></text:p>
      <text:p text:style-name="P24"><text:s text:c="4"/>index <text:span text:style-name="T5">:=</text:span> index <text:span text:style-name="T5">+</text:span> <text:span text:style-name="T8">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53 was found in the list at position 5</text:p>
      <text:p text:style-name="P41"><text:bookmark-start text:name="DDE_LINK13"/>.<text:bookmark-end text:name="DDE_LINK13"/> <text:s text:c="2"/><text:span text:style-name="T19">%/output</text:span></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5"/>
      <text:p text:style-name="P36">%mathpiper</text:p>
      <text:p text:style-name="P25"/>
      <text:p text:style-name="P38">//Place the prime numbers between 1 and 50 (inclusive) into a list.</text:p>
      <text:p text:style-name="P25"/>
      <text:p text:style-name="P38">//Create an empty list.</text:p>
      <text:p text:style-name="P24">primes <text:span text:style-name="T5">:=</text:span> <text:span text:style-name="T5">{}</text:span>;</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text:span><text:span text:style-name="T5">)</text:span></text:p>
      <text:p text:style-name="P24">[</text:p>
      <text:p text:style-name="P24"><text:s text:c="4"/><text:span text:style-name="T23">/*</text:span></text:p>
      <text:p text:style-name="P38"><text:s text:c="8"/>If x is prime, append it to the end of the list and then assign</text:p>
      <text:p text:style-name="P38"><text:s text:c="8"/>the new list that is created to the variable 'primes'.</text:p>
      <text:p text:style-name="P38"><text:s text:c="4"/>*/</text:p>
      <text:p text:style-name="P24"><text:s text:c="4"/><text:span text:style-name="T30">If</text:span><text:span text:style-name="T5">(</text:span><text:span text:style-name="T14">IsPrime</text:span><text:span text:style-name="T5">(</text:span>x<text:span text:style-name="T5">)</text:span>, primes <text:span text:style-name="T5">:=</text:span> <text:span text:style-name="T14">Append</text:span><text:span text:style-name="T5">(</text:span>primes, x <text:span text:style-name="T5">)</text:span> <text:span text:style-name="T5">)</text:span>;</text:p>
      <text:p text:style-name="P24"><text:s text:c="4"/></text:p>
      <text:p text:style-name="P24"><text:s text:c="4"/>x <text:span text:style-name="T5">:=</text:span> x <text:span text:style-name="T5">+</text:span> <text:span text:style-name="T8">1</text:span>;</text:p>
      <text:p text:style-name="P24">];</text:p>
      <text:p text:style-name="P25"/>
      <text:p text:style-name="P38">//Print information about the primes that were found.</text:p>
      <text:p text:style-name="P24"><text:span text:style-name="T14">Echo</text:span><text:span text:style-name="T5">(</text:span><text:span text:style-name="T16">"Primes "</text:span>, primes<text:span text:style-name="T5">)</text:span>;</text:p>
      <text:p text:style-name="P24"><text:span text:style-name="T14">Echo</text:span><text:span text:style-name="T5">(</text:span><text:span text:style-name="T16">"The number of primes in the list = "</text:span>, <text:span text:style-name="T30">Length</text:span><text:span text:style-name="T5">(</text:span>primes<text:span text:style-name="T5">)</text:span> <text:span text:style-name="T5">)</text:span>;</text:p>
      <text:p text:style-name="P24"><text:span text:style-name="T14">Echo</text:span><text:span text:style-name="T5">(</text:span><text:span text:style-name="T16">"The first number in the list = "</text:span>, primes[<text:span text:style-name="T8">1</text:span>] <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Primes {2,3,5,7,11,13,17,19,23,29,31,37,41,43,47} </text:p>
      <text:p text:style-name="P24"><text:s text:c="6"/>The number of primes in the list = 15 </text:p>
      <text:p text:style-name="P24"><text:s text:c="6"/>The first number in the list = 2</text:p>
      <text:p text:style-name="P42">. <text:s text:c="2"/><text:span text:style-name="T19">%/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Rider worksheet file called <text:span text:style-name="T6">book_1_section_15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5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text:soft-page-break/>Exercise 4</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40">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36">%mathpiper</text:p>
      <text:p text:style-name="P25"/>
      <text:p text:style-name="P38">//Print all values in a list.</text:p>
      <text:p text:style-name="P25"/>
      <text:p text:style-name="P24"><text:span text:style-name="T14">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4">[</text:p>
      <text:p text:style-name="P24"><text:s text:c="4"/><text:span text:style-name="T14">Echo</text:span><text:span text:style-name="T5">(</text:span><text:span text:style-name="T7">value</text:span><text:span text:style-name="T5">)</text:span>; </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50 </text:p>
      <text:p text:style-name="P24"><text:s text:c="6"/>51 </text:p>
      <text:p text:style-name="P24"><text:s text:c="6"/>52 </text:p>
      <text:p text:style-name="P24"><text:s text:c="6"/>53 </text:p>
      <text:p text:style-name="P24"><text:s text:c="6"/>54 </text:p>
      <text:p text:style-name="P24"><text:soft-page-break/><text:s text:c="6"/>55 </text:p>
      <text:p text:style-name="P24"><text:s text:c="6"/>56 </text:p>
      <text:p text:style-name="P24"><text:s text:c="6"/>57 </text:p>
      <text:p text:style-name="P24"><text:s text:c="6"/>58 </text:p>
      <text:p text:style-name="P24"><text:s text:c="6"/>59</text:p>
      <text:p text:style-name="P40"><text:span text:style-name="T10">. <text:s text:c="2"/></text:span><text:span text:style-name="T19">%/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5"/>
      <text:p text:style-name="P36">%mathpiper</text:p>
      <text:p text:style-name="P25"/>
      <text:p text:style-name="P38">/*</text:p>
      <text:p text:style-name="P38"><text:s text:c="2"/>This program calculates the sum of the numbers</text:p>
      <text:p text:style-name="P38"><text:s text:c="2"/>in a list.</text:p>
      <text:p text:style-name="P38">*/</text:p>
      <text:p text:style-name="P25"/>
      <text:p text:style-name="P38">//This variable is used to accumulate the sum.</text:p>
      <text:p text:style-name="P24">sum <text:span text:style-name="T5">:=</text:span> <text:span text:style-name="T8">0</text:span>;</text:p>
      <text:p text:style-name="P25"/>
      <text:p text:style-name="P24"><text:span text:style-name="T14">ForEach</text:span><text:span text:style-name="T5">(</text:span>x,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4">[</text:p>
      <text:p text:style-name="P24"><text:s text:c="4"/><text:span text:style-name="T23">/*</text:span></text:p>
      <text:p text:style-name="P38"><text:s text:c="6"/>Add the contents of x to the contents of sum</text:p>
      <text:p text:style-name="P38"><text:s text:c="6"/>and place the result back into sum.</text:p>
      <text:p text:style-name="P38"><text:s text:c="4"/>*/</text:p>
      <text:p text:style-name="P24"><text:s text:c="4"/>sum <text:span text:style-name="T5">:=</text:span> sum <text:span text:style-name="T5">+</text:span> x;</text:p>
      <text:p text:style-name="P24"><text:s text:c="4"/></text:p>
      <text:p text:style-name="P24"><text:s text:c="4"/><text:span text:style-name="T23">//Print the sum as it is being accumulated.</text:span></text:p>
      <text:p text:style-name="P24"><text:s text:c="4"/><text:span text:style-name="T30">Write</text:span><text:span text:style-name="T5">(</text:span>sum,,<text:span text:style-name="T5">)</text:span>;</text:p>
      <text:p text:style-name="P24">];</text:p>
      <text:p text:style-name="P25"/>
      <text:p text:style-name="P24"><text:span text:style-name="T14">NewLine</text:span><text:span text:style-name="T5">()</text:span>; <text:span text:style-name="T14">NewLine</text:span><text:span text:style-name="T5">()</text:span>;</text:p>
      <text:p text:style-name="P25"/>
      <text:p text:style-name="P24"><text:span text:style-name="T14">Echo</text:span><text:span text:style-name="T5">(</text:span><text:span text:style-name="T16">"The sum of the numbers in the list = "</text:span>, sum<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3,6,10,15,21,28,36,45,55,</text:p>
      <text:p text:style-name="P24"><text:s text:c="6"/></text:p>
      <text:p text:style-name="P24"><text:soft-page-break/><text:s text:c="6"/>The sum of the numbers in the list = 55</text:p>
      <text:p text:style-name="P41">. <text:s text:c="2"/><text:span text:style-name="T19">%/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0">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Result&gt; {1,2,3,4,5,6,7,8,9,10,11,12,13,14,15,16,17,18,19,20,</text:p>
      <text:p text:style-name="P73">21,22,23,24,25,26,27,28,29,30,31,32,33,34,35,36,37,</text:p>
      <text:p text:style-name="P73">38,39,40,41,42,43,44,45,46,47,48,49,50,51,52,53,54,</text:p>
      <text:p text:style-name="P73">55,56,57,58,59,60,61,62,63,64,65,66,67,68,69,70,71,</text:p>
      <text:p text:style-name="P73">72,73,74,75,76,77,78,79,80,81,82,83,84,85,86,87,88,</text:p>
      <text:p text:style-name="P73">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28"><text:soft-page-break/>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5"/>
      <text:p text:style-name="P36">%mathpiper</text:p>
      <text:p text:style-name="P25"/>
      <text:p text:style-name="P38">/*</text:p>
      <text:p text:style-name="P38"><text:s text:c="2"/>This program prints the prime integers between 1 and 100 using</text:p>
      <text:p text:style-name="P38"><text:s text:c="2"/>a ForEach() function instead of a While() function. <text:s/>Notice that</text:p>
      <text:p text:style-name="P38"><text:s text:c="2"/>the ForEach() version requires less typing than the While()</text:p>
      <text:p text:style-name="P38"><text:s text:c="2"/>version.</text:p>
      <text:p text:style-name="P38">*/</text:p>
      <text:p text:style-name="P25"/>
      <text:p text:style-name="P24"><text:span text:style-name="T14">ForEach</text:span><text:span text:style-name="T5">(</text:span>x, <text:span text:style-name="T8">1</text:span> .. <text:span text:style-name="T8">100</text:span><text:span text:style-name="T5">)</text:span></text:p>
      <text:p text:style-name="P24">[</text:p>
      <text:p text:style-name="P24"><text:s text:c="4"/><text:span text:style-name="T30">If</text:span><text:span text:style-name="T5">(</text:span><text:span text:style-name="T14">IsPrime</text:span><text:span text:style-name="T5">(</text:span>x<text:span text:style-name="T5">)</text:span>, <text:span text:style-name="T30">Write</text:span><text:span text:style-name="T5">(</text:span>x,,<text:span text:style-name="T5">)</text:span> <text:span text:style-name="T5">)</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53,59,61,67,71,</text:p>
      <text:p text:style-name="P24"><text:s text:c="6"/>73,79,83,89,97,</text:p>
      <text:p text:style-name="P41">. <text:s text:c="2"/><text:span text:style-name="T19">%/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5"/>
      <text:p text:style-name="P36">%mathpiper</text:p>
      <text:p text:style-name="P25"/>
      <text:p text:style-name="P38">/*</text:p>
      <text:p text:style-name="P38"><text:s text:c="2"/>Place the prime numbers between 1 and 50 into </text:p>
      <text:p text:style-name="P38"><text:s text:c="2"/>a list using a ForEach() function.</text:p>
      <text:p text:style-name="P38">*/</text:p>
      <text:p text:style-name="P25"/>
      <text:p text:style-name="P38"><text:soft-page-break/>//Create a new list.</text:p>
      <text:p text:style-name="P24">primes <text:span text:style-name="T5">:=</text:span> <text:span text:style-name="T5">{}</text:span>;</text:p>
      <text:p text:style-name="P25"/>
      <text:p text:style-name="P24"><text:span text:style-name="T14">ForEach</text:span><text:span text:style-name="T5">(</text:span>number, <text:span text:style-name="T8">1</text:span> .. <text:span text:style-name="T8">50</text:span><text:span text:style-name="T5">)</text:span></text:p>
      <text:p text:style-name="P24">[</text:p>
      <text:p text:style-name="P24"><text:s text:c="4"/><text:span text:style-name="T23">/*</text:span></text:p>
      <text:p text:style-name="P38"><text:s text:c="6"/>If number is prime, append it to the end of the list and </text:p>
      <text:p text:style-name="P38"><text:s text:c="6"/>then assign the new list that is created to the variable </text:p>
      <text:p text:style-name="P38"><text:s text:c="6"/>'primes'.</text:p>
      <text:p text:style-name="P38"><text:s text:c="4"/>*/</text:p>
      <text:p text:style-name="P24"><text:s text:c="4"/><text:span text:style-name="T30">If</text:span><text:span text:style-name="T5">(</text:span><text:span text:style-name="T14">IsPrime</text:span><text:span text:style-name="T5">(</text:span>number<text:span text:style-name="T5">)</text:span>, primes <text:span text:style-name="T5">:=</text:span> <text:span text:style-name="T14">Append</text:span><text:span text:style-name="T5">(</text:span>primes, number <text:span text:style-name="T5">)</text:span> <text:span text:style-name="T5">)</text:span>;</text:p>
      <text:p text:style-name="P24">];</text:p>
      <text:p text:style-name="P25"/>
      <text:p text:style-name="P38">//Print information about the primes that were found.</text:p>
      <text:p text:style-name="P24"><text:span text:style-name="T14">Echo</text:span><text:span text:style-name="T5">(</text:span><text:span text:style-name="T16">"Primes "</text:span>, primes<text:span text:style-name="T5">)</text:span>;</text:p>
      <text:p text:style-name="P24"><text:span text:style-name="T14">Echo</text:span><text:span text:style-name="T5">(</text:span><text:span text:style-name="T16">"The number of primes in the list = "</text:span>, <text:span text:style-name="T30">Length</text:span><text:span text:style-name="T5">(</text:span>primes<text:span text:style-name="T5">)</text:span> <text:span text:style-name="T5">)</text:span>;</text:p>
      <text:p text:style-name="P24"><text:span text:style-name="T14">Echo</text:span><text:span text:style-name="T5">(</text:span><text:span text:style-name="T16">"The first number in the list = "</text:span>, primes[<text:span text:style-name="T8">1</text:span>] <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Primes {2,3,5,7,11,13,17,19,23,29,31,37,41,43,47} </text:p>
      <text:p text:style-name="P24"><text:s text:c="6"/>The number of primes in the list = 15 </text:p>
      <text:p text:style-name="P24"><text:s text:c="6"/>The first number in the list = 2</text:p>
      <text:p text:style-name="P41">. <text:s text:c="2"/><text:span text:style-name="T19">%/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p text:style-name="Text_20_body">For the following exercises, create a new MathRider worksheet file called <text:span text:style-name="T6">book_1_section_15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5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4</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5</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text:soft-page-break/>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0">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29">Side Effects&gt;</text:p>
      <text:p text:style-name="P29">2</text:p>
      <text:p text:style-name="P29">4</text:p>
      <text:p text:style-name="P29">6</text:p>
      <text:p text:style-name="P29">8</text:p>
      <text:p text:style-name="P29">10</text:p>
      <text:p text:style-name="P29">12</text:p>
      <text:p text:style-name="P29">14</text:p>
      <text:p text:style-name="P29">16</text:p>
      <text:p text:style-name="P29">18</text:p>
      <text:p text:style-name="P29">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0">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40">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4"/>
      <text:p text:style-name="P24">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40">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4">In&gt; Count(testList, z)</text:p>
      <text:p text:style-name="P21"><text:soft-page-break/>Result&gt; 0</text:p>
      <text:h text:style-name="Heading_20_3" text:outline-level="3">Select()</text:h>
      <table:table table:name="Table13" table:style-name="Table13">
        <table:table-column table:style-name="Table13.A"/>
        <table:table-row>
          <table:table-cell table:style-name="Table13.A1" office:value-type="string">
            <text:p text:style-name="P40">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1">Result&gt; {33,99,67,65}</text:p>
      <text:p text:style-name="Preformatted_20_Text"/>
      <text:p text:style-name="Preformatted_20_Text">In&gt; Select("IsEven", {16,14,82,92,33,74,99,67,65,52})</text:p>
      <text:p text:style-name="P21">Result&gt; {16,14,82,92,74,52}</text:p>
      <text:p text:style-name="Preformatted_20_Text"/>
      <text:p text:style-name="Preformatted_20_Text">In&gt; Select("IsPrime", 1 .. 75)</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0">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 Operator</text:h>
      <table:table table:name="Table28" table:style-name="Table28">
        <table:table-column table:style-name="Table28.A"/>
        <table:table-row>
          <table:table-cell table:style-name="Table28.A1" office:value-type="string">
            <text:p text:style-name="P40">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1">Result&gt; {b,c,d}</text:p>
      <text:p text:style-name="Preformatted_20_Text"/>
      <text:p text:style-name="Preformatted_20_Text">In&gt; testList := a:testList</text:p>
      <text:p text:style-name="P21">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40">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40">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0">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40">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0">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0">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4">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4">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4">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40">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40">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40">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40">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1">Result&gt; {a,b,c,d,e,f,g,h}</text:p>
      <text:p text:style-name="Preformatted_20_Text"><text:soft-page-break/></text:p>
      <text:p text:style-name="Preformatted_20_Text">In&gt; Partition(testList, 2)</text:p>
      <text:p text:style-name="P21">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4"><text:bookmark-end text:name="DDE_LINK36"/>In&gt; Length(testList) % 3</text:p>
      <text:p text:style-name="P21">Result&gt; 2</text:p>
      <text:p text:style-name="Preformatted_20_Text"/>
      <text:p text:style-name="P57">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0">Table(expression, variable, begin_value, end_value, step_amount)</text:p>
          </table:table-cell>
        </table:table-row>
      </table:table>
      <text:p text:style-name="Preformatted_20_Text"/>
      <text:p text:style-name="Text_20_body">The Table() function creates a list of values by doing the following:</text:p>
      <text:p text:style-name="P74">1) <text:s/>Generating a sequence of values between a "begin_value" and an "end_value" with each value being incremented by the "step_amount".</text:p>
      <text:p text:style-name="P74">2) <text:s/>Placing each value in the sequence into the specified "variable", one value at a time.</text:p>
      <text:p text:style-name="P74">3) <text:s/>Evaluating the defined "expression" (which contains the defined "variable") for each value, one at a time.</text:p>
      <text:p text:style-name="P74">4) <text:s/>Placing the result of each "expression" evaluation into the result list.</text:p>
      <text:p text:style-name="P74"/>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1">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0">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1"><text:soft-page-break/>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0">Max(list)</text:p>
          </table:table-cell>
        </table:table-row>
      </table:table>
      <text:p text:style-name="Preformatted_20_Text"/>
      <text:p text:style-name="P56">If two values are passed to Max(), it determines which one is larger:</text:p>
      <text:p text:style-name="Preformatted_20_Text"/>
      <text:p text:style-name="Preformatted_20_Text">In&gt; Max(10, 20)</text:p>
      <text:p text:style-name="P21">Result&gt; 20</text:p>
      <text:p text:style-name="Preformatted_20_Text"/>
      <text:p text:style-name="P56">If a list of values are passed to Max(), it finds the larg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ax(testList)</text:p>
      <text:p text:style-name="P21">Result&gt; 93</text:p>
      <text:p text:style-name="P24"/>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0">Min(list)</text:p>
          </table:table-cell>
        </table:table-row>
      </table:table>
      <text:p text:style-name="Preformatted_20_Text"/>
      <text:p text:style-name="P56">If two values are passed to Min(), it determines which one is smaller:</text:p>
      <text:p text:style-name="Preformatted_20_Text"/>
      <text:p text:style-name="Preformatted_20_Text">In&gt; Min(10, 20)</text:p>
      <text:p text:style-name="P21">Result&gt; 10</text:p>
      <text:p text:style-name="Preformatted_20_Text"/>
      <text:p text:style-name="P56">If a list of values are passed to Min(), it finds the small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in(testList)</text:p>
      <text:p text:style-name="P22">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0">Mod(dividend, divisor)</text:p>
          </table:table-cell>
        </table:table-row>
      </table:table>
      <text:p text:style-name="Text_20_body"/>
      <text:p text:style-name="Text_20_body"><text:soft-page-break/><text:span text:style-name="T6">Div()</text:span> stands for "divide" and determines the whole number of times a divisor goes into a dividend:</text:p>
      <text:p text:style-name="Preformatted_20_Text"/>
      <text:p text:style-name="Preformatted_20_Text">In&gt; Div(7, 3)</text:p>
      <text:p text:style-name="P21">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0">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6">If two integers are passed to Gcd(), it calculates their greatest common divisor:</text:p>
      <text:p text:style-name="P31"/>
      <text:p text:style-name="P31">In&gt; Gcd(21, 56)</text:p>
      <text:p text:style-name="P22">Result&gt; 7</text:p>
      <text:p text:style-name="P31"/>
      <text:p text:style-name="P56">If a list of integers are passed to Gcd(), it finds the greatest common divisor of all the integers in the list:</text:p>
      <text:p text:style-name="P31"/>
      <text:p text:style-name="P31">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0">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6">If two integers are passed to Lcm(), it calculates their least common multiple:</text:p>
      <text:p text:style-name="P31"><text:soft-page-break/></text:p>
      <text:p text:style-name="P26">In&gt; Lcm(14, 8)</text:p>
      <text:p text:style-name="P22">Result&gt; 56</text:p>
      <text:p text:style-name="P31"/>
      <text:p text:style-name="P56">If a list of integers are passed to Lcm(), it finds the least common multiple of all the integers in the list:</text:p>
      <text:p text:style-name="P31"/>
      <text:p text:style-name="P26">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40">Sum(list)</text:p>
          </table:table-cell>
        </table:table-row>
      </table:table>
      <text:p text:style-name="P32"/>
      <text:p text:style-name="Text_20_body"><text:span text:style-name="T6">Sum()</text:span> can find the sum of a list that is passed to it:</text:p>
      <text:p text:style-name="Text_20_body">In&gt; testList := RandomIntegerVector(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40">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p text:style-name="Text_20_body">For the following exercises, create a new MathRider worksheet file called <text:span text:style-name="T6">book_1_section_16_exercises_&lt;your first name&gt;_&lt;your last name&gt;.mrw</text:span><text:span text:style-name="T7">. </text:span><text:s/>(<text:span text:style-name="T9">Note: there are no spaces in this file name</text:span>). <text:s/>For example, John Smith's <text:soft-page-break/>worksheet would be called:</text:p>
      <text:p text:style-name="Text_20_body"><text:span text:style-name="T6">book_1_section_1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6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text:span text:style-name="T6">RandomIntegerVector()</text:span> to create a 100 member list that contains random integers between 1 and 5 inclusive. <text:s/>Use <text:span text:style-name="T6">Count()</text:span> to determine how many of each digit 1-5 are in the list and then print this information. <text:s/>Hint: you can use the HeapSort() function to sort the generated list to make it easier to check if your program is counting correctly.</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text:soft-page-break/>found.</text:p>
      <text:h text:style-name="Heading_20_3" text:outline-level="3">Exercise 5</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6</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6">Nesting loops allows the programmer to accomplish an enormous amount of work with very little typing. </text:p>
      <text:h text:style-name="P87"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8"><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7"/>
      <text:p text:style-name="P36">%mathpiper</text:p>
      <text:p text:style-name="P25"/>
      <text:p text:style-name="P38">/*</text:p>
      <text:p text:style-name="P38"><text:s text:c="2"/>Generate all the combinations can be entered into a two </text:p>
      <text:p text:style-name="P38"><text:s text:c="2"/>digit wheel lock.</text:p>
      <text:p text:style-name="P38">*/</text:p>
      <text:p text:style-name="P25"/>
      <text:p text:style-name="P24">combinations <text:span text:style-name="T5">:=</text:span> <text:span text:style-name="T5">{}</text:span>;</text:p>
      <text:p text:style-name="P25"/>
      <text:p text:style-name="P24"><text:soft-page-break/><text:span text:style-name="T14">ForEach</text:span><text:span text:style-name="T5">(</text:span>digit1, <text:span text:style-name="T8">0</text:span> .. <text:span text:style-name="T8">9</text:span><text:span text:style-name="T5">)</text:span> <text:span text:style-name="T23">//This loop is called the "outside" loop.</text:span></text:p>
      <text:p text:style-name="P24">[</text:p>
      <text:p text:style-name="P24"><text:s text:c="4"/><text:span text:style-name="T14">ForEach</text:span><text:span text:style-name="T5">(</text:span>digit2, <text:span text:style-name="T8">0</text:span> .. <text:span text:style-name="T8">9</text:span><text:span text:style-name="T5">)</text:span><text:span text:style-name="T23">//This loop is called the "inside" loop.</text:span></text:p>
      <text:p text:style-name="P24"><text:s text:c="4"/>[</text:p>
      <text:p text:style-name="P24"><text:s text:c="8"/>combinations <text:span text:style-name="T5">:=</text:span> <text:span text:style-name="T14">Append</text:span><text:span text:style-name="T5">(</text:span>combinations, <text:span text:style-name="T5">{</text:span>digit1, digit2<text:span text:style-name="T5">})</text:span>;</text:p>
      <text:p text:style-name="P24"><text:s text:c="4"/>];</text:p>
      <text:p text:style-name="P24">];</text:p>
      <text:p text:style-name="P25"/>
      <text:p text:style-name="P24"><text:span text:style-name="T14">Echo</text:span><text:span text:style-name="T5">(</text:span><text:span text:style-name="T14">TableForm</text:span><text:span text:style-name="T5">(</text:span>combinations<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0,0}</text:p>
      <text:p text:style-name="P24"><text:s text:c="6"/>{0,1}</text:p>
      <text:p text:style-name="P24"><text:s text:c="6"/>{0,2}</text:p>
      <text:p text:style-name="P24"><text:s text:c="6"/>{0,3}</text:p>
      <text:p text:style-name="P24"><text:s text:c="6"/>{0,4}</text:p>
      <text:p text:style-name="P24"><text:s text:c="6"/>{0,5}</text:p>
      <text:p text:style-name="P24"><text:s text:c="6"/>{0,6}</text:p>
      <text:p text:style-name="P24"><text:s text:c="8"/>.</text:p>
      <text:p text:style-name="P24"><text:s text:c="8"/>. <text:s/>//The middle of the list has not been shown.</text:p>
      <text:p text:style-name="P24"><text:s text:c="8"/>.</text:p>
      <text:p text:style-name="P24"><text:s text:c="6"/>{9,3}</text:p>
      <text:p text:style-name="P24"><text:s text:c="6"/>{9,4}</text:p>
      <text:p text:style-name="P24"><text:s text:c="6"/>{9,5}</text:p>
      <text:p text:style-name="P24"><text:s text:c="6"/>{9,6}</text:p>
      <text:p text:style-name="P24"><text:s text:c="6"/>{9,7}</text:p>
      <text:p text:style-name="P24"><text:s text:c="6"/>{9,8}</text:p>
      <text:p text:style-name="P24"><text:s text:c="6"/>{9,9}</text:p>
      <text:p text:style-name="P24"><text:s text:c="6"/>True</text:p>
      <text:p text:style-name="P41"><text:span text:style-name="T7">. <text:s text:c="2"/></text:span><text:span text:style-name="T20">%/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Rider worksheet file called <text:span text:style-name="T6">book_1_section_17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7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5"/>
      <text:p text:style-name="P36">%mathpiper</text:p>
      <text:p text:style-name="P25"/>
      <text:p text:style-name="P24"><text:span text:style-name="T24">evenIntegers</text:span><text:span text:style-name="T5">(</text:span>endInteger<text:span text:style-name="T5">)</text:span> <text:span text:style-name="T5">:=</text:span></text:p>
      <text:p text:style-name="P2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4">While</text:span><text:span text:style-name="T5">(</text:span>x <text:span text:style-name="T5">&lt;=</text:span> endInteger<text:span text:style-name="T5">)</text:span></text:p>
      <text:p text:style-name="P24"><text:s text:c="4"/>[</text:p>
      <text:p text:style-name="P24"><text:s text:c="8"/>resultList <text:span text:style-name="T5">:=</text:span> <text:span text:style-name="T14">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s text:c="4"/><text:span text:style-name="T23">/*</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p>
      <text:p text:style-name="P24"><text:s text:c="4"/>resultList;</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42">. <text:s text:c="2"/><text:span text:style-name="T19">%/output</text:span></text:p>
      <text:p text:style-name="P24">In&gt; a := evenIntegers(10)</text:p>
      <text:p text:style-name="P21">Result&gt; {2,4,6,8,10}</text:p>
      <text:p text:style-name="P21"/>
      <text:p text:style-name="P24">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5"/>
      <text:p text:style-name="P36">%mathpiper</text:p>
      <text:p text:style-name="P25"/>
      <text:p text:style-name="P24"><text:span text:style-name="T14">Echo</text:span><text:span text:style-name="T5">(</text:span>x, <text:span text:style-name="T16">","</text:span>, resultList<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2 ,{2,4,6,8,10}</text:p>
      <text:p text:style-name="P41">. <text:s text:c="2"/><text:span text:style-name="T19">%/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5"><text:soft-page-break/></text:p>
      <text:p text:style-name="P36">%mathpiper</text:p>
      <text:p text:style-name="P25"/>
      <text:p text:style-name="P38">/*</text:p>
      <text:p text:style-name="P38"><text:s/>This version of evenIntegers() uses Local() to make</text:p>
      <text:p text:style-name="P38"><text:s/>x and resultList local variables</text:p>
      <text:p text:style-name="P38">*/</text:p>
      <text:p text:style-name="P25"/>
      <text:p text:style-name="P24"><text:span text:style-name="T24">evenIntegers</text:span><text:span text:style-name="T5">(</text:span>endInteger<text:span text:style-name="T5">)</text:span> <text:span text:style-name="T5">:=</text:span></text:p>
      <text:p text:style-name="P24">[</text:p>
      <text:p text:style-name="P24"><text:s text:c="4"/><text:span text:style-name="T14">Local</text:span><text:span text:style-name="T5">(</text:span>x,resultList<text:span text:style-name="T5">)</text:span>;</text:p>
      <text:p text:style-name="P24"><text:s text:c="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4">While</text:span><text:span text:style-name="T5">(</text:span>x <text:span text:style-name="T5">&lt;=</text:span> endInteger<text:span text:style-name="T5">)</text:span></text:p>
      <text:p text:style-name="P24"><text:s text:c="4"/>[</text:p>
      <text:p text:style-name="P24"><text:s text:c="8"/>resultList <text:span text:style-name="T5">:=</text:span> <text:span text:style-name="T14">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bookmark-start text:name="DDE_LINK45"/><text:s text:c="4"/><text:span text:style-name="T23">/*</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bookmark-end text:name="DDE_LINK45"/></text:p>
      <text:p text:style-name="P24"><text:s text:c="4"/>resultList;</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41">. <text:s text:c="2"/><text:span text:style-name="T19">%/output</text:span></text:p>
      <text:p text:style-name="P57">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text:soft-page-break/></text:p>
      <text:p text:style-name="Preformatted_20_Text">In&gt; resultList</text:p>
      <text:p text:style-name="P21">Result&gt; resultList</text:p>
      <text:h text:style-name="Heading_20_2" text:outline-level="2">Exercises</text:h>
      <text:p text:style-name="Text_20_body">For the following exercises, create a new MathRider worksheet file called <text:span text:style-name="T6">book_1_section_18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8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function called <text:span text:style-name="T6">tenOddIntegers()</text:span> which returns a list which contains 10 random odd integers between 1 and 99 inclusive.</text:p>
      <text:h text:style-name="Heading_20_3" text:outline-level="3">Exercise 3</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text:soft-page-break/>In&gt; convertStringToList("Computer Algebra System")</text:p>
      <text:p text:style-name="P21">Result&gt; {"C","o","m","p","u","t","e","r"," ","A","l","g","e","b","r","a"," ","S","y","s","t","e","m"}</text:p>
      <text:p text:style-name="Preformatted_20_Text"/>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6"/>
      <text:p text:style-name="P36">%mathpiper</text:p>
      <text:p text:style-name="Preformatted_20_Text"/>
      <text:p text:style-name="P24">count <text:span text:style-name="T32">:=</text:span> <text:span text:style-name="T8">1</text:span>;</text:p>
      <text:p text:style-name="Preformatted_20_Text"/>
      <text:p text:style-name="P24"><text:span text:style-name="T30">While</text:span><text:span text:style-name="T5">(</text:span>count <text:span text:style-name="T5">&lt;=</text:span> <text:span text:style-name="T8">10</text:span><text:span text:style-name="T5">)</text:span></text:p>
      <text:p text:style-name="P24">[</text:p>
      <text:p text:style-name="P24"><text:s text:c="4"/><text:span text:style-name="T14">Echo</text:span><text:span text:style-name="T5">(</text:span>count<text:span text:style-name="T5">)</text:span>;</text:p>
      <text:p text:style-name="P24"><text:s text:c="4"/></text:p>
      <text:p text:style-name="P24"><text:s text:c="4"/>count<text:span text:style-name="T5">++</text:span>; <text:span text:style-name="T23">//The ++ operator increments the count variable.</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oft-page-break/><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 <text:s text:c="2"/><text:span text:style-name="T19">%/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6"/>
      <text:p text:style-name="P36">%mathpiper</text:p>
      <text:p text:style-name="Preformatted_20_Text"/>
      <text:p text:style-name="P24">count <text:span text:style-name="T32">:=</text:span> <text:span text:style-name="T8">10</text:span>;</text:p>
      <text:p text:style-name="Preformatted_20_Text"/>
      <text:p text:style-name="P24"><text:span text:style-name="T30">While</text:span><text:span text:style-name="T5">(</text:span>count <text:span text:style-name="T5">&gt;=</text:span> <text:span text:style-name="T8">1</text:span><text:span text:style-name="T5">)</text:span></text:p>
      <text:p text:style-name="P24">[</text:p>
      <text:p text:style-name="P24"><text:s text:c="4"/><text:span text:style-name="T14">Echo</text:span><text:span text:style-name="T5">(</text:span>count<text:span text:style-name="T5">)</text:span>;</text:p>
      <text:p text:style-name="P24"><text:s text:c="4"/></text:p>
      <text:p text:style-name="P24"><text:s text:c="4"/>count<text:span text:style-name="T5">--</text:span>; <text:span text:style-name="T23">//The -- operator decrements the count variable.</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0 </text:p>
      <text:p text:style-name="P24"><text:s text:c="6"/>9 </text:p>
      <text:p text:style-name="P24"><text:s text:c="6"/>8 </text:p>
      <text:p text:style-name="P24"><text:s text:c="6"/>7 </text:p>
      <text:p text:style-name="P24"><text:soft-page-break/><text:s text:c="6"/>6 </text:p>
      <text:p text:style-name="P24"><text:s text:c="6"/>5 </text:p>
      <text:p text:style-name="P24"><text:s text:c="6"/>4 </text:p>
      <text:p text:style-name="P24"><text:s text:c="6"/>3 </text:p>
      <text:p text:style-name="P24"><text:s text:c="6"/>2 </text:p>
      <text:p text:style-name="P24"><text:s text:c="6"/>1</text:p>
      <text:p text:style-name="P48">. <text:s text:c="2"/>%/output</text:p>
      <text:h text:style-name="Heading_20_2" text:outline-level="2">Exercises</text:h>
      <text:p text:style-name="Text_20_body">For the following exercises, create a new MathRider worksheet file called <text:span text:style-name="T6">book_1_section_1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9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o- <text:date style:data-style-name="N37" text:date-value="2009-09-04T23:03:35.99">09/04/09</text:date><text:tab/>Introduction To Programming<text:tab/><text:page-number text:select-page="current">68</text:page-number>/<text:page-count>13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9-04T23:03:36</dc:date>
    <meta:editing-cycles>442</meta:editing-cycles>
    <meta:editing-duration>PT240H13M10S</meta:editing-duration>
    <meta:document-statistic meta:table-count="39" meta:image-count="1" meta:object-count="17" meta:page-count="134" meta:paragraph-count="2898" meta:word-count="29145" meta:character-count="17652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